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ueKExperimentResult" table:style-name="ta1">
        <table:shapes>
          <draw:frame draw:z-index="0" draw:style-name="gr1" draw:text-style-name="P1" svg:width="159.99mm" svg:height="89.99mm" svg:x="331.47mm" svg:y="0mm">
            <loext:p draw:notify-on-update-of-ranges="trueKExperimentResult.A1:trueKExperimentResult.A999 trueKExperimentResult.B1:trueKExperimentResult.B9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6mm" svg:height="90.05mm" svg:x="169.5mm" svg:y="2.39mm">
            <loext:p draw:notify-on-update-of-ranges="trueKExperimentResult.D1:trueKExperimentResult.D209 trueKExperimentResult.E1:trueKExperimentResult.E20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coefficient</text:p>
          </table:table-cell>
          <table:table-cell/>
          <table:table-cell office:value-type="string" calcext:value-type="string">
            <text:p>tolerance</text:p>
          </table:table-cell>
          <table:table-cell office:value-type="string" calcext:value-type="string">
            <text:p>coeffici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867391949" calcext:value-type="float">
            <text:p>0.0056786739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0.0872120079914" calcext:value-type="float">
            <text:p>0.087212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19058620888" calcext:value-type="float">
            <text:p>0.0051905862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float" office:value="0.0811775216171" calcext:value-type="float">
            <text:p>0.0811775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86847145013" calcext:value-type="float">
            <text:p>0.0058684715</text:p>
          </table:table-cell>
          <table:table-cell/>
          <table:table-cell office:value-type="float" office:value="-98" calcext:value-type="float">
            <text:p>-98</text:p>
          </table:table-cell>
          <table:table-cell office:value-type="float" office:value="0.0770152332668" calcext:value-type="float">
            <text:p>0.0770152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19540250715" calcext:value-type="float">
            <text:p>0.0071954025</text:p>
          </table:table-cell>
          <table:table-cell/>
          <table:table-cell office:value-type="float" office:value="-97" calcext:value-type="float">
            <text:p>-97</text:p>
          </table:table-cell>
          <table:table-cell office:value-type="float" office:value="0.073715700271" calcext:value-type="float">
            <text:p>0.0737157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327626952" calcext:value-type="float">
            <text:p>0.0078327627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0.0789746158234" calcext:value-type="float">
            <text:p>0.0789746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04273157223" calcext:value-type="float">
            <text:p>0.0080427316</text:p>
          </table:table-cell>
          <table:table-cell/>
          <table:table-cell office:value-type="float" office:value="-95" calcext:value-type="float">
            <text:p>-95</text:p>
          </table:table-cell>
          <table:table-cell office:value-type="float" office:value="0.0809931331961" calcext:value-type="float">
            <text:p>0.0809931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4887739886" calcext:value-type="float">
            <text:p>0.010488774</text:p>
          </table:table-cell>
          <table:table-cell/>
          <table:table-cell office:value-type="float" office:value="-94" calcext:value-type="float">
            <text:p>-94</text:p>
          </table:table-cell>
          <table:table-cell office:value-type="float" office:value="0.0788239897583" calcext:value-type="float">
            <text:p>0.0788239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84591389351" calcext:value-type="float">
            <text:p>0.0098459139</text:p>
          </table:table-cell>
          <table:table-cell/>
          <table:table-cell office:value-type="float" office:value="-93" calcext:value-type="float">
            <text:p>-93</text:p>
          </table:table-cell>
          <table:table-cell office:value-type="float" office:value="0.0776860435579" calcext:value-type="float">
            <text:p>0.0776860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7517756274" calcext:value-type="float">
            <text:p>0.0117517756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0.0876456601193" calcext:value-type="float">
            <text:p>0.08764566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7162199549" calcext:value-type="float">
            <text:p>0.01271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57534134917" calcext:value-type="float">
            <text:p>0.07575341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4855428299" calcext:value-type="float">
            <text:p>0.0134855428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0.0777162694239" calcext:value-type="float">
            <text:p>0.07771626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93042946" calcext:value-type="float">
            <text:p>0.0139304295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float" office:value="0.076650239268" calcext:value-type="float">
            <text:p>0.0766502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526508903" calcext:value-type="float">
            <text:p>0.0145265089</text:p>
          </table:table-cell>
          <table:table-cell/>
          <table:table-cell office:value-type="float" office:value="0.00006" calcext:value-type="float">
            <text:p>0.00006</text:p>
          </table:table-cell>
          <table:table-cell office:value-type="float" office:value="0.0707681528323" calcext:value-type="float">
            <text:p>0.07076815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9197690342" calcext:value-type="float">
            <text:p>0.013919769</text:p>
          </table:table-cell>
          <table:table-cell/>
          <table:table-cell office:value-type="float" office:value="0.00008" calcext:value-type="float">
            <text:p>0.00008</text:p>
          </table:table-cell>
          <table:table-cell office:value-type="float" office:value="0.0789336892122" calcext:value-type="float">
            <text:p>0.0789336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9730857939" calcext:value-type="float">
            <text:p>0.0159730858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751261245334" calcext:value-type="float">
            <text:p>0.0751261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7519796102" calcext:value-type="float">
            <text:p>0.0157519796</text:p>
          </table:table-cell>
          <table:table-cell/>
          <table:table-cell office:value-type="float" office:value="0.00012" calcext:value-type="float">
            <text:p>0.00012</text:p>
          </table:table-cell>
          <table:table-cell office:value-type="float" office:value="0.0809008164723" calcext:value-type="float">
            <text:p>0.08090081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3793166009" calcext:value-type="float">
            <text:p>0.0163793166</text:p>
          </table:table-cell>
          <table:table-cell/>
          <table:table-cell office:value-type="float" office:value="0.00014" calcext:value-type="float">
            <text:p>0.00014</text:p>
          </table:table-cell>
          <table:table-cell office:value-type="float" office:value="0.0806624055727" calcext:value-type="float">
            <text:p>0.08066240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4824322463" calcext:value-type="float">
            <text:p>0.0164824322</text:p>
          </table:table-cell>
          <table:table-cell/>
          <table:table-cell office:value-type="float" office:value="0.00016" calcext:value-type="float">
            <text:p>0.00016</text:p>
          </table:table-cell>
          <table:table-cell office:value-type="float" office:value="0.0729704654636" calcext:value-type="float">
            <text:p>0.0729704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4284005812" calcext:value-type="float">
            <text:p>0.0174284006</text:p>
          </table:table-cell>
          <table:table-cell/>
          <table:table-cell office:value-type="float" office:value="0.00018" calcext:value-type="float">
            <text:p>0.00018</text:p>
          </table:table-cell>
          <table:table-cell office:value-type="float" office:value="0.0805060465847" calcext:value-type="float">
            <text:p>0.0805060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2571349016" calcext:value-type="float">
            <text:p>0.0172571349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827847181826" calcext:value-type="float">
            <text:p>0.0827847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8788351399" calcext:value-type="float">
            <text:p>0.0178788351</text:p>
          </table:table-cell>
          <table:table-cell/>
          <table:table-cell office:value-type="float" office:value="0.00022" calcext:value-type="float">
            <text:p>0.00022</text:p>
          </table:table-cell>
          <table:table-cell office:value-type="float" office:value="0.0809971836766" calcext:value-type="float">
            <text:p>0.08099718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1512067719" calcext:value-type="float">
            <text:p>0.0171512068</text:p>
          </table:table-cell>
          <table:table-cell/>
          <table:table-cell office:value-type="float" office:value="0.00024" calcext:value-type="float">
            <text:p>0.00024</text:p>
          </table:table-cell>
          <table:table-cell office:value-type="float" office:value="0.0865321594863" calcext:value-type="float">
            <text:p>0.08653215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7625317978" calcext:value-type="float">
            <text:p>0.0177625318</text:p>
          </table:table-cell>
          <table:table-cell/>
          <table:table-cell office:value-type="float" office:value="0.00026" calcext:value-type="float">
            <text:p>0.00026</text:p>
          </table:table-cell>
          <table:table-cell office:value-type="float" office:value="0.0780831885453" calcext:value-type="float">
            <text:p>0.07808318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55588371" calcext:value-type="float">
            <text:p>0.0185558837</text:p>
          </table:table-cell>
          <table:table-cell/>
          <table:table-cell office:value-type="float" office:value="0.00028" calcext:value-type="float">
            <text:p>0.00028</text:p>
          </table:table-cell>
          <table:table-cell office:value-type="float" office:value="0.0741486497581" calcext:value-type="float">
            <text:p>0.07414864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1319765812" calcext:value-type="float">
            <text:p>0.0191319766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789950808329" calcext:value-type="float">
            <text:p>0.07899508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97383313601" calcext:value-type="float">
            <text:p>0.0197383314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0.0714175713906" calcext:value-type="float">
            <text:p>0.0714175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02759954308" calcext:value-type="float">
            <text:p>0.0202759954</text:p>
          </table:table-cell>
          <table:table-cell/>
          <table:table-cell office:value-type="float" office:value="0.00034" calcext:value-type="float">
            <text:p>0.00034</text:p>
          </table:table-cell>
          <table:table-cell office:value-type="float" office:value="0.0753626204945" calcext:value-type="float">
            <text:p>0.07536262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5125523826" calcext:value-type="float">
            <text:p>0.0175125524</text:p>
          </table:table-cell>
          <table:table-cell/>
          <table:table-cell office:value-type="float" office:value="0.00036" calcext:value-type="float">
            <text:p>0.00036</text:p>
          </table:table-cell>
          <table:table-cell office:value-type="float" office:value="0.0849076944832" calcext:value-type="float">
            <text:p>0.08490769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06151023468" calcext:value-type="float">
            <text:p>0.0206151023</text:p>
          </table:table-cell>
          <table:table-cell/>
          <table:table-cell office:value-type="float" office:value="0.00038" calcext:value-type="float">
            <text:p>0.00038</text:p>
          </table:table-cell>
          <table:table-cell office:value-type="float" office:value="0.0759282052736" calcext:value-type="float">
            <text:p>0.07592820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90975207743" calcext:value-type="float">
            <text:p>0.0190975208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798864883814" calcext:value-type="float">
            <text:p>0.07988648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233462964" calcext:value-type="float">
            <text:p>0.019233463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0827764096641" calcext:value-type="float">
            <text:p>0.08277640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95193583813" calcext:value-type="float">
            <text:p>0.0195193584</text:p>
          </table:table-cell>
          <table:table-cell/>
          <table:table-cell office:value-type="float" office:value="0.00044" calcext:value-type="float">
            <text:p>0.00044</text:p>
          </table:table-cell>
          <table:table-cell office:value-type="float" office:value="0.0743104074807" calcext:value-type="float">
            <text:p>0.07431040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5537041866" calcext:value-type="float">
            <text:p>0.0195537042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745474086473" calcext:value-type="float">
            <text:p>0.07454740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06238667149" calcext:value-type="float">
            <text:p>0.0206238667</text:p>
          </table:table-cell>
          <table:table-cell/>
          <table:table-cell office:value-type="float" office:value="0.00048" calcext:value-type="float">
            <text:p>0.00048</text:p>
          </table:table-cell>
          <table:table-cell office:value-type="float" office:value="0.0854859393408" calcext:value-type="float">
            <text:p>0.08548593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5210337245" calcext:value-type="float">
            <text:p>0.0195210337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751641822544" calcext:value-type="float">
            <text:p>0.07516418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4802469106" calcext:value-type="float">
            <text:p>0.0194802469</text:p>
          </table:table-cell>
          <table:table-cell/>
          <table:table-cell office:value-type="float" office:value="0.00052" calcext:value-type="float">
            <text:p>0.00052</text:p>
          </table:table-cell>
          <table:table-cell office:value-type="float" office:value="0.0799858422968" calcext:value-type="float">
            <text:p>0.07998584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81960285638" calcext:value-type="float">
            <text:p>0.0181960286</text:p>
          </table:table-cell>
          <table:table-cell/>
          <table:table-cell office:value-type="float" office:value="0.00054" calcext:value-type="float">
            <text:p>0.00054</text:p>
          </table:table-cell>
          <table:table-cell office:value-type="float" office:value="0.0842895615367" calcext:value-type="float">
            <text:p>0.0842895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3684938578" calcext:value-type="float">
            <text:p>0.0193684939</text:p>
          </table:table-cell>
          <table:table-cell/>
          <table:table-cell office:value-type="float" office:value="0.00056" calcext:value-type="float">
            <text:p>0.00056</text:p>
          </table:table-cell>
          <table:table-cell office:value-type="float" office:value="0.0772459309784" calcext:value-type="float">
            <text:p>0.0772459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0265733872" calcext:value-type="float">
            <text:p>0.0190265734</text:p>
          </table:table-cell>
          <table:table-cell/>
          <table:table-cell office:value-type="float" office:value="0.00058" calcext:value-type="float">
            <text:p>0.00058</text:p>
          </table:table-cell>
          <table:table-cell office:value-type="float" office:value="0.0788627369755" calcext:value-type="float">
            <text:p>0.0788627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5418552473" calcext:value-type="float">
            <text:p>0.0225418552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751616511904" calcext:value-type="float">
            <text:p>0.07516165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579492516" calcext:value-type="float">
            <text:p>0.0205794925</text:p>
          </table:table-cell>
          <table:table-cell/>
          <table:table-cell office:value-type="float" office:value="0.00062" calcext:value-type="float">
            <text:p>0.00062</text:p>
          </table:table-cell>
          <table:table-cell office:value-type="float" office:value="0.075468390901" calcext:value-type="float">
            <text:p>0.0754683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02409187005" calcext:value-type="float">
            <text:p>0.0202409187</text:p>
          </table:table-cell>
          <table:table-cell/>
          <table:table-cell office:value-type="float" office:value="0.00064" calcext:value-type="float">
            <text:p>0.00064</text:p>
          </table:table-cell>
          <table:table-cell office:value-type="float" office:value="0.0820853081056" calcext:value-type="float">
            <text:p>0.08208530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24328817798" calcext:value-type="float">
            <text:p>0.0224328818</text:p>
          </table:table-cell>
          <table:table-cell/>
          <table:table-cell office:value-type="float" office:value="0.00066" calcext:value-type="float">
            <text:p>0.00066</text:p>
          </table:table-cell>
          <table:table-cell office:value-type="float" office:value="0.0788595587013" calcext:value-type="float">
            <text:p>0.07885955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6770345073" calcext:value-type="float">
            <text:p>0.0206770345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0844133534662" calcext:value-type="float">
            <text:p>0.08441335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8776201458" calcext:value-type="float">
            <text:p>0.0208776201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826900696487" calcext:value-type="float">
            <text:p>0.0826900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285471318" calcext:value-type="float">
            <text:p>0.0204285471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0.0713955373966" calcext:value-type="float">
            <text:p>0.07139553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04149465965" calcext:value-type="float">
            <text:p>0.0204149466</text:p>
          </table:table-cell>
          <table:table-cell/>
          <table:table-cell office:value-type="float" office:value="0.00074" calcext:value-type="float">
            <text:p>0.00074</text:p>
          </table:table-cell>
          <table:table-cell office:value-type="float" office:value="0.0757447015904" calcext:value-type="float">
            <text:p>0.0757447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15747552704" calcext:value-type="float">
            <text:p>0.0215747553</text:p>
          </table:table-cell>
          <table:table-cell/>
          <table:table-cell office:value-type="float" office:value="0.00076" calcext:value-type="float">
            <text:p>0.00076</text:p>
          </table:table-cell>
          <table:table-cell office:value-type="float" office:value="0.0817825394822" calcext:value-type="float">
            <text:p>0.08178253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5980528856" calcext:value-type="float">
            <text:p>0.0205980529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float" office:value="0.0818886284344" calcext:value-type="float">
            <text:p>0.08188862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4247095685" calcext:value-type="float">
            <text:p>0.022424709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866085999762" calcext:value-type="float">
            <text:p>0.08660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11203727129" calcext:value-type="float">
            <text:p>0.0211203727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0.0911531795034" calcext:value-type="float">
            <text:p>0.09115317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4200753785" calcext:value-type="float">
            <text:p>0.0184200754</text:p>
          </table:table-cell>
          <table:table-cell/>
          <table:table-cell office:value-type="float" office:value="0.00084" calcext:value-type="float">
            <text:p>0.00084</text:p>
          </table:table-cell>
          <table:table-cell office:value-type="float" office:value="0.0825027312441" calcext:value-type="float">
            <text:p>0.08250273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9106101349" calcext:value-type="float">
            <text:p>0.0209106101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0.0796015498048" calcext:value-type="float">
            <text:p>0.07960154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13870153731" calcext:value-type="float">
            <text:p>0.0213870154</text:p>
          </table:table-cell>
          <table:table-cell/>
          <table:table-cell office:value-type="float" office:value="0.00088" calcext:value-type="float">
            <text:p>0.00088</text:p>
          </table:table-cell>
          <table:table-cell office:value-type="float" office:value="0.079513474192" calcext:value-type="float">
            <text:p>0.07951347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480198526" calcext:value-type="float">
            <text:p>0.022480198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721552997085" calcext:value-type="float">
            <text:p>0.0721552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04770325382" calcext:value-type="float">
            <text:p>0.0204770325</text:p>
          </table:table-cell>
          <table:table-cell/>
          <table:table-cell office:value-type="float" office:value="0.00092" calcext:value-type="float">
            <text:p>0.00092</text:p>
          </table:table-cell>
          <table:table-cell office:value-type="float" office:value="0.0772087773533" calcext:value-type="float">
            <text:p>0.07720877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3628702146" calcext:value-type="float">
            <text:p>0.0213628702</text:p>
          </table:table-cell>
          <table:table-cell/>
          <table:table-cell office:value-type="float" office:value="0.00094" calcext:value-type="float">
            <text:p>0.00094</text:p>
          </table:table-cell>
          <table:table-cell office:value-type="float" office:value="0.0831436924553" calcext:value-type="float">
            <text:p>0.08314369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09726613495" calcext:value-type="float">
            <text:p>0.0209726613</text:p>
          </table:table-cell>
          <table:table-cell/>
          <table:table-cell office:value-type="float" office:value="0.00096" calcext:value-type="float">
            <text:p>0.00096</text:p>
          </table:table-cell>
          <table:table-cell office:value-type="float" office:value="0.0812559919384" calcext:value-type="float">
            <text:p>0.08125599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7130759636" calcext:value-type="float">
            <text:p>0.023713076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0.0822207313881" calcext:value-type="float">
            <text:p>0.08222073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44473793011" calcext:value-type="float">
            <text:p>0.024447379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809600336725" calcext:value-type="float">
            <text:p>0.08096003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31499261792" calcext:value-type="float">
            <text:p>0.0231499262</text:p>
          </table:table-cell>
          <table:table-cell/>
          <table:table-cell office:value-type="float" office:value="0.00102" calcext:value-type="float">
            <text:p>0.00102</text:p>
          </table:table-cell>
          <table:table-cell office:value-type="float" office:value="0.0802904439811" calcext:value-type="float">
            <text:p>0.0802904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0060860712" calcext:value-type="float">
            <text:p>0.0230060861</text:p>
          </table:table-cell>
          <table:table-cell/>
          <table:table-cell office:value-type="float" office:value="0.00104" calcext:value-type="float">
            <text:p>0.00104</text:p>
          </table:table-cell>
          <table:table-cell office:value-type="float" office:value="0.080706209391" calcext:value-type="float">
            <text:p>0.0807062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8484964609" calcext:value-type="float">
            <text:p>0.0218484965</text:p>
          </table:table-cell>
          <table:table-cell/>
          <table:table-cell office:value-type="float" office:value="0.00106" calcext:value-type="float">
            <text:p>0.00106</text:p>
          </table:table-cell>
          <table:table-cell office:value-type="float" office:value="0.0834650276444" calcext:value-type="float">
            <text:p>0.08346502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9537834499" calcext:value-type="float">
            <text:p>0.0239537834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0788717230559" calcext:value-type="float">
            <text:p>0.07887172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2921877274" calcext:value-type="float">
            <text:p>0.0229218773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820517060364" calcext:value-type="float">
            <text:p>0.0820517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38209046958" calcext:value-type="float">
            <text:p>0.0238209047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0.0839836991826" calcext:value-type="float">
            <text:p>0.0839836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45986790355" calcext:value-type="float">
            <text:p>0.024598679</text:p>
          </table:table-cell>
          <table:table-cell/>
          <table:table-cell office:value-type="float" office:value="0.00114" calcext:value-type="float">
            <text:p>0.00114</text:p>
          </table:table-cell>
          <table:table-cell office:value-type="float" office:value="0.0780209012872" calcext:value-type="float">
            <text:p>0.0780209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9690483784" calcext:value-type="float">
            <text:p>0.0229690484</text:p>
          </table:table-cell>
          <table:table-cell/>
          <table:table-cell office:value-type="float" office:value="0.00116" calcext:value-type="float">
            <text:p>0.00116</text:p>
          </table:table-cell>
          <table:table-cell office:value-type="float" office:value="0.0798558936451" calcext:value-type="float">
            <text:p>0.07985589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1050988348" calcext:value-type="float">
            <text:p>0.0231050988</text:p>
          </table:table-cell>
          <table:table-cell/>
          <table:table-cell office:value-type="float" office:value="0.00118" calcext:value-type="float">
            <text:p>0.00118</text:p>
          </table:table-cell>
          <table:table-cell office:value-type="float" office:value="0.0821779097827" calcext:value-type="float">
            <text:p>0.0821779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357781864" calcext:value-type="float">
            <text:p>0.0235778186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777075448263" calcext:value-type="float">
            <text:p>0.07770754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4985520075" calcext:value-type="float">
            <text:p>0.021498552</text:p>
          </table:table-cell>
          <table:table-cell/>
          <table:table-cell office:value-type="float" office:value="0.00122" calcext:value-type="float">
            <text:p>0.00122</text:p>
          </table:table-cell>
          <table:table-cell office:value-type="float" office:value="0.0734003592038" calcext:value-type="float">
            <text:p>0.07340035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131246535" calcext:value-type="float">
            <text:p>0.0251312465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float" office:value="0.0862818154144" calcext:value-type="float">
            <text:p>0.08628181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9781993889" calcext:value-type="float">
            <text:p>0.0229781994</text:p>
          </table:table-cell>
          <table:table-cell/>
          <table:table-cell office:value-type="float" office:value="0.00126" calcext:value-type="float">
            <text:p>0.00126</text:p>
          </table:table-cell>
          <table:table-cell office:value-type="float" office:value="0.0777924022037" calcext:value-type="float">
            <text:p>0.07779240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7867791913" calcext:value-type="float">
            <text:p>0.0247867792</text:p>
          </table:table-cell>
          <table:table-cell/>
          <table:table-cell office:value-type="float" office:value="0.00128" calcext:value-type="float">
            <text:p>0.00128</text:p>
          </table:table-cell>
          <table:table-cell office:value-type="float" office:value="0.0815166815488" calcext:value-type="float">
            <text:p>0.08151668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2315268272" calcext:value-type="float">
            <text:p>0.0232315268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885041205195" calcext:value-type="float">
            <text:p>0.08850412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3561418769" calcext:value-type="float">
            <text:p>0.0235614188</text:p>
          </table:table-cell>
          <table:table-cell/>
          <table:table-cell office:value-type="float" office:value="0.00132" calcext:value-type="float">
            <text:p>0.00132</text:p>
          </table:table-cell>
          <table:table-cell office:value-type="float" office:value="0.0805347160535" calcext:value-type="float">
            <text:p>0.0805347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44607491195" calcext:value-type="float">
            <text:p>0.0244607491</text:p>
          </table:table-cell>
          <table:table-cell/>
          <table:table-cell office:value-type="float" office:value="0.00134" calcext:value-type="float">
            <text:p>0.00134</text:p>
          </table:table-cell>
          <table:table-cell office:value-type="float" office:value="0.0747103139024" calcext:value-type="float">
            <text:p>0.07471031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6196254312" calcext:value-type="float">
            <text:p>0.0256196254</text:p>
          </table:table-cell>
          <table:table-cell/>
          <table:table-cell office:value-type="float" office:value="0.00136" calcext:value-type="float">
            <text:p>0.00136</text:p>
          </table:table-cell>
          <table:table-cell office:value-type="float" office:value="0.07533776568" calcext:value-type="float">
            <text:p>0.0753377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6527617361" calcext:value-type="float">
            <text:p>0.0256527617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08446879428" calcext:value-type="float">
            <text:p>0.08084468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29480929853" calcext:value-type="float">
            <text:p>0.02294809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819577051491" calcext:value-type="float">
            <text:p>0.08195770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6296551181" calcext:value-type="float">
            <text:p>0.0226296551</text:p>
          </table:table-cell>
          <table:table-cell/>
          <table:table-cell office:value-type="float" office:value="0.00142" calcext:value-type="float">
            <text:p>0.00142</text:p>
          </table:table-cell>
          <table:table-cell office:value-type="float" office:value="0.0708526977274" calcext:value-type="float">
            <text:p>0.0708526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33064405035" calcext:value-type="float">
            <text:p>0.0233064405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0.0735521803585" calcext:value-type="float">
            <text:p>0.07355218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75827377534" calcext:value-type="float">
            <text:p>0.0275827378</text:p>
          </table:table-cell>
          <table:table-cell/>
          <table:table-cell office:value-type="float" office:value="0.00146" calcext:value-type="float">
            <text:p>0.00146</text:p>
          </table:table-cell>
          <table:table-cell office:value-type="float" office:value="0.075205473435" calcext:value-type="float">
            <text:p>0.07520547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93861284334" calcext:value-type="float">
            <text:p>0.0293861284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0.0730197193936" calcext:value-type="float">
            <text:p>0.07301971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59844639109" calcext:value-type="float">
            <text:p>0.0259844639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787146474907" calcext:value-type="float">
            <text:p>0.07871464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51538480473" calcext:value-type="float">
            <text:p>0.025153848</text:p>
          </table:table-cell>
          <table:table-cell/>
          <table:table-cell office:value-type="float" office:value="0.00152" calcext:value-type="float">
            <text:p>0.00152</text:p>
          </table:table-cell>
          <table:table-cell office:value-type="float" office:value="0.0745513679329" calcext:value-type="float">
            <text:p>0.07455136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65930673441" calcext:value-type="float">
            <text:p>0.0265930673</text:p>
          </table:table-cell>
          <table:table-cell/>
          <table:table-cell office:value-type="float" office:value="0.00154" calcext:value-type="float">
            <text:p>0.00154</text:p>
          </table:table-cell>
          <table:table-cell office:value-type="float" office:value="0.0768646938555" calcext:value-type="float">
            <text:p>0.07686469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56046874035" calcext:value-type="float">
            <text:p>0.0256046874</text:p>
          </table:table-cell>
          <table:table-cell/>
          <table:table-cell office:value-type="float" office:value="0.00156" calcext:value-type="float">
            <text:p>0.00156</text:p>
          </table:table-cell>
          <table:table-cell office:value-type="float" office:value="0.0767405406454" calcext:value-type="float">
            <text:p>0.07674054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6605047708" calcext:value-type="float">
            <text:p>0.0276605048</text:p>
          </table:table-cell>
          <table:table-cell/>
          <table:table-cell office:value-type="float" office:value="0.00158" calcext:value-type="float">
            <text:p>0.00158</text:p>
          </table:table-cell>
          <table:table-cell office:value-type="float" office:value="0.076427495579" calcext:value-type="float">
            <text:p>0.07642749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5933742967" calcext:value-type="float">
            <text:p>0.0235933743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759259450417" calcext:value-type="float">
            <text:p>0.0759259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7365281581" calcext:value-type="float">
            <text:p>0.0273652816</text:p>
          </table:table-cell>
          <table:table-cell/>
          <table:table-cell office:value-type="float" office:value="0.00162" calcext:value-type="float">
            <text:p>0.00162</text:p>
          </table:table-cell>
          <table:table-cell office:value-type="float" office:value="0.0810695158928" calcext:value-type="float">
            <text:p>0.08106951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6265119004" calcext:value-type="float">
            <text:p>0.026265119</text:p>
          </table:table-cell>
          <table:table-cell/>
          <table:table-cell office:value-type="float" office:value="0.00164" calcext:value-type="float">
            <text:p>0.00164</text:p>
          </table:table-cell>
          <table:table-cell office:value-type="float" office:value="0.0798501635719" calcext:value-type="float">
            <text:p>0.07985016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6307766079" calcext:value-type="float">
            <text:p>0.0286307766</text:p>
          </table:table-cell>
          <table:table-cell/>
          <table:table-cell office:value-type="float" office:value="0.00166" calcext:value-type="float">
            <text:p>0.00166</text:p>
          </table:table-cell>
          <table:table-cell office:value-type="float" office:value="0.0831539082343" calcext:value-type="float">
            <text:p>0.08315390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68601768025" calcext:value-type="float">
            <text:p>0.0268601768</text:p>
          </table:table-cell>
          <table:table-cell/>
          <table:table-cell office:value-type="float" office:value="0.00168" calcext:value-type="float">
            <text:p>0.00168</text:p>
          </table:table-cell>
          <table:table-cell office:value-type="float" office:value="0.0781859916658" calcext:value-type="float">
            <text:p>0.07818599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63364541976" calcext:value-type="float">
            <text:p>0.0263364542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776986847024" calcext:value-type="float">
            <text:p>0.07769868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78402029497" calcext:value-type="float">
            <text:p>0.0278402029</text:p>
          </table:table-cell>
          <table:table-cell/>
          <table:table-cell office:value-type="float" office:value="0.00172" calcext:value-type="float">
            <text:p>0.00172</text:p>
          </table:table-cell>
          <table:table-cell office:value-type="float" office:value="0.0806021358279" calcext:value-type="float">
            <text:p>0.08060213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67350687421" calcext:value-type="float">
            <text:p>0.0267350687</text:p>
          </table:table-cell>
          <table:table-cell/>
          <table:table-cell office:value-type="float" office:value="0.00174" calcext:value-type="float">
            <text:p>0.00174</text:p>
          </table:table-cell>
          <table:table-cell office:value-type="float" office:value="0.0767120904832" calcext:value-type="float">
            <text:p>0.07671209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77926825701" calcext:value-type="float">
            <text:p>0.0277926826</text:p>
          </table:table-cell>
          <table:table-cell/>
          <table:table-cell office:value-type="float" office:value="0.00176" calcext:value-type="float">
            <text:p>0.00176</text:p>
          </table:table-cell>
          <table:table-cell office:value-type="float" office:value="0.0731018396467" calcext:value-type="float">
            <text:p>0.07310183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64916239103" calcext:value-type="float">
            <text:p>0.0264916239</text:p>
          </table:table-cell>
          <table:table-cell/>
          <table:table-cell office:value-type="float" office:value="0.00178" calcext:value-type="float">
            <text:p>0.00178</text:p>
          </table:table-cell>
          <table:table-cell office:value-type="float" office:value="0.0736649451835" calcext:value-type="float">
            <text:p>0.07366494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57906017394" calcext:value-type="float">
            <text:p>0.0257906017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82958563082" calcext:value-type="float">
            <text:p>0.08295856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57674879638" calcext:value-type="float">
            <text:p>0.025767488</text:p>
          </table:table-cell>
          <table:table-cell/>
          <table:table-cell office:value-type="float" office:value="0.00182" calcext:value-type="float">
            <text:p>0.00182</text:p>
          </table:table-cell>
          <table:table-cell office:value-type="float" office:value="0.0781594698787" calcext:value-type="float">
            <text:p>0.07815946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70740815306" calcext:value-type="float">
            <text:p>0.0270740815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0724263605672" calcext:value-type="float">
            <text:p>0.07242636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31264483459" calcext:value-type="float">
            <text:p>0.0331264483</text:p>
          </table:table-cell>
          <table:table-cell/>
          <table:table-cell office:value-type="float" office:value="0.00186" calcext:value-type="float">
            <text:p>0.00186</text:p>
          </table:table-cell>
          <table:table-cell office:value-type="float" office:value="0.0783582600246" calcext:value-type="float">
            <text:p>0.078358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62017980905" calcext:value-type="float">
            <text:p>0.0262017981</text:p>
          </table:table-cell>
          <table:table-cell/>
          <table:table-cell office:value-type="float" office:value="0.00188" calcext:value-type="float">
            <text:p>0.00188</text:p>
          </table:table-cell>
          <table:table-cell office:value-type="float" office:value="0.0766090391851" calcext:value-type="float">
            <text:p>0.07660903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79294086453" calcext:value-type="float">
            <text:p>0.0279294086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822018566266" calcext:value-type="float">
            <text:p>0.08220185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71679126222" calcext:value-type="float">
            <text:p>0.0271679126</text:p>
          </table:table-cell>
          <table:table-cell/>
          <table:table-cell office:value-type="float" office:value="0.00192" calcext:value-type="float">
            <text:p>0.00192</text:p>
          </table:table-cell>
          <table:table-cell office:value-type="float" office:value="0.0802431960718" calcext:value-type="float">
            <text:p>0.08024319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27429106412" calcext:value-type="float">
            <text:p>0.0274291064</text:p>
          </table:table-cell>
          <table:table-cell/>
          <table:table-cell office:value-type="float" office:value="0.00194" calcext:value-type="float">
            <text:p>0.00194</text:p>
          </table:table-cell>
          <table:table-cell office:value-type="float" office:value="0.0699292669732" calcext:value-type="float">
            <text:p>0.0699292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7296176752" calcext:value-type="float">
            <text:p>0.0272961768</text:p>
          </table:table-cell>
          <table:table-cell/>
          <table:table-cell office:value-type="float" office:value="0.00196" calcext:value-type="float">
            <text:p>0.00196</text:p>
          </table:table-cell>
          <table:table-cell office:value-type="float" office:value="0.0830342249287" calcext:value-type="float">
            <text:p>0.08303422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8295708871" calcext:value-type="float">
            <text:p>0.0288295709</text:p>
          </table:table-cell>
          <table:table-cell/>
          <table:table-cell office:value-type="float" office:value="0.00198" calcext:value-type="float">
            <text:p>0.00198</text:p>
          </table:table-cell>
          <table:table-cell office:value-type="float" office:value="0.0748067921401" calcext:value-type="float">
            <text:p>0.0748067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59348115033" calcext:value-type="float">
            <text:p>0.025934811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27963054445" calcext:value-type="float">
            <text:p>0.08279630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72469643556" calcext:value-type="float">
            <text:p>0.027246964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80429991742" calcext:value-type="float">
            <text:p>0.08042999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93728146048" calcext:value-type="float">
            <text:p>0.0293728146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821916610235" calcext:value-type="float">
            <text:p>0.0821916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89453115347" calcext:value-type="float">
            <text:p>0.028945311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715742885896" calcext:value-type="float">
            <text:p>0.07157428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68182825903" calcext:value-type="float">
            <text:p>0.026818282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807560776917" calcext:value-type="float">
            <text:p>0.08075607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76509309611" calcext:value-type="float">
            <text:p>0.02765093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95848767109" calcext:value-type="float">
            <text:p>0.07958487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76715464732" calcext:value-type="float">
            <text:p>0.027671546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762739560543" calcext:value-type="float">
            <text:p>0.07627395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293413106234" calcext:value-type="float">
            <text:p>0.029341310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731563048405" calcext:value-type="float">
            <text:p>0.0731563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12909754215" calcext:value-type="float">
            <text:p>0.031290975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865557634322" calcext:value-type="float">
            <text:p>0.08655576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91326600784" calcext:value-type="float">
            <text:p>0.02913266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744967749792" calcext:value-type="float">
            <text:p>0.0744967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96451579892" calcext:value-type="float">
            <text:p>0.02964515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0740247792127" calcext:value-type="float">
            <text:p>0.07402477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07594373608" calcext:value-type="float">
            <text:p>0.030759437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832513585481" calcext:value-type="float">
            <text:p>0.08325135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11176042663" calcext:value-type="float">
            <text:p>0.031117604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855717429637" calcext:value-type="float">
            <text:p>0.0855717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11413525009" calcext:value-type="float">
            <text:p>0.031141352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846512720959" calcext:value-type="float">
            <text:p>0.08465127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14853182325" calcext:value-type="float">
            <text:p>0.031485318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833562012316" calcext:value-type="float">
            <text:p>0.08335620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02496381901" calcext:value-type="float">
            <text:p>0.030249638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875203144776" calcext:value-type="float">
            <text:p>0.08752031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25548488646" calcext:value-type="float">
            <text:p>0.032554848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0787945470323" calcext:value-type="float">
            <text:p>0.0787945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8796480967" calcext:value-type="float">
            <text:p>0.027879648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722868250756" calcext:value-type="float">
            <text:p>0.07228682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289420259907" calcext:value-type="float">
            <text:p>0.028942026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821807239837" calcext:value-type="float">
            <text:p>0.082180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0415028169" calcext:value-type="float">
            <text:p>0.033041502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730988201526" calcext:value-type="float">
            <text:p>0.07309882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70839619079" calcext:value-type="float">
            <text:p>0.037083961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0778659211203" calcext:value-type="float">
            <text:p>0.07786592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20586317101" calcext:value-type="float">
            <text:p>0.0320586317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816630199571" calcext:value-type="float">
            <text:p>0.081663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31804477272" calcext:value-type="float">
            <text:p>0.0331804477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0858109343" calcext:value-type="float">
            <text:p>0.08581093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9122634596" calcext:value-type="float">
            <text:p>0.033912263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821548792739" calcext:value-type="float">
            <text:p>0.08215487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34882728464" calcext:value-type="float">
            <text:p>0.0334882728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079955837025" calcext:value-type="float">
            <text:p>0.079955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36931257965" calcext:value-type="float">
            <text:p>0.033693125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793664078693" calcext:value-type="float">
            <text:p>0.07936640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08321460553" calcext:value-type="float">
            <text:p>0.030832146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074173545105" calcext:value-type="float">
            <text:p>0.07417354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319012056" calcext:value-type="float">
            <text:p>0.033190120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0759210311883" calcext:value-type="float">
            <text:p>0.07592103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29699334017" calcext:value-type="float">
            <text:p>0.032969933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0752883294115" calcext:value-type="float">
            <text:p>0.07528832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25468416967" calcext:value-type="float">
            <text:p>0.032546841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780774695773" calcext:value-type="float">
            <text:p>0.07807746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64553496204" calcext:value-type="float">
            <text:p>0.036455349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0754859249353" calcext:value-type="float">
            <text:p>0.07548592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19152516868" calcext:value-type="float">
            <text:p>0.031915251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0809226208741" calcext:value-type="float">
            <text:p>0.08092262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33961551107" calcext:value-type="float">
            <text:p>0.033396155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887611493319" calcext:value-type="float">
            <text:p>0.08876114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42887083184" calcext:value-type="float">
            <text:p>0.034288708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0816982813733" calcext:value-type="float">
            <text:p>0.08169828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6336801461" calcext:value-type="float">
            <text:p>0.033633680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699607764095" calcext:value-type="float">
            <text:p>0.06996077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36966275547" calcext:value-type="float">
            <text:p>0.0336966276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0787869763319" calcext:value-type="float">
            <text:p>0.07878697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6887160917" calcext:value-type="float">
            <text:p>0.0368871609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0803124990984" calcext:value-type="float">
            <text:p>0.08031249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57991715397" calcext:value-type="float">
            <text:p>0.0357991715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789442334434" calcext:value-type="float">
            <text:p>0.07894423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47682042964" calcext:value-type="float">
            <text:p>0.0347682043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83540272258" calcext:value-type="float">
            <text:p>0.08354027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2419531419" calcext:value-type="float">
            <text:p>0.035241953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784738965938" calcext:value-type="float">
            <text:p>0.07847389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62898056577" calcext:value-type="float">
            <text:p>0.0362898057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0777799843463" calcext:value-type="float">
            <text:p>0.07777998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4013566362" calcext:value-type="float">
            <text:p>0.0340135664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781921538493" calcext:value-type="float">
            <text:p>0.07819215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02883952532" calcext:value-type="float">
            <text:p>0.0402883953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0819013462095" calcext:value-type="float">
            <text:p>0.08190134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91289048544" calcext:value-type="float">
            <text:p>0.0391289049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0879376386991" calcext:value-type="float">
            <text:p>0.08793763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80507381729" calcext:value-type="float">
            <text:p>0.038050738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0711077453565" calcext:value-type="float">
            <text:p>0.07110774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61202323328" calcext:value-type="float">
            <text:p>0.036120232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079904099992" calcext:value-type="float">
            <text:p>0.07990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9158456696" calcext:value-type="float">
            <text:p>0.039158456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0793477292267" calcext:value-type="float">
            <text:p>0.07934772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61861313748" calcext:value-type="float">
            <text:p>0.0361861314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0756406488552" calcext:value-type="float">
            <text:p>0.07564064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16040070791" calcext:value-type="float">
            <text:p>0.041604007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0776760614937" calcext:value-type="float">
            <text:p>0.07767606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9835086221" calcext:value-type="float">
            <text:p>0.038983508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804801167783" calcext:value-type="float">
            <text:p>0.08048011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8396434053" calcext:value-type="float">
            <text:p>0.038396434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0831597281103" calcext:value-type="float">
            <text:p>0.08315972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403786396969" calcext:value-type="float">
            <text:p>0.0403786397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78145982802" calcext:value-type="float">
            <text:p>0.07814598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00247252533" calcext:value-type="float">
            <text:p>0.040024725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873053322631" calcext:value-type="float">
            <text:p>0.08730533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8380593944" calcext:value-type="float">
            <text:p>0.0383805939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78397576461" calcext:value-type="float">
            <text:p>0.07839757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97444821775" calcext:value-type="float">
            <text:p>0.0397444822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0790506351367" calcext:value-type="float">
            <text:p>0.07905063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52150240183" calcext:value-type="float">
            <text:p>0.03521502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728030639762" calcext:value-type="float">
            <text:p>0.0728030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13103523051" calcext:value-type="float">
            <text:p>0.0413103523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0748180237121" calcext:value-type="float">
            <text:p>0.07481802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61268319558" calcext:value-type="float">
            <text:p>0.036126832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757802657315" calcext:value-type="float">
            <text:p>0.07578026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54307418806" calcext:value-type="float">
            <text:p>0.045430741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0734648630395" calcext:value-type="float">
            <text:p>0.0734648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1412349802" calcext:value-type="float">
            <text:p>0.04014123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834808527478" calcext:value-type="float">
            <text:p>0.08348085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416236058685" calcext:value-type="float">
            <text:p>0.0416236059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7716417723" calcext:value-type="float">
            <text:p>0.07716417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0791839519" calcext:value-type="float">
            <text:p>0.044079184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915557412094" calcext:value-type="float">
            <text:p>0.09155574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28180389533" calcext:value-type="float">
            <text:p>0.04281803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0726801311605" calcext:value-type="float">
            <text:p>0.07268013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40168866993" calcext:value-type="float">
            <text:p>0.040168867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0821817567016" calcext:value-type="float">
            <text:p>0.08218175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60255139539" calcext:value-type="float">
            <text:p>0.04602551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783963098477" calcext:value-type="float">
            <text:p>0.07839630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63162945981" calcext:value-type="float">
            <text:p>0.046316294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827737331137" calcext:value-type="float">
            <text:p>0.08277373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77696496496" calcext:value-type="float">
            <text:p>0.037769649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0764478766277" calcext:value-type="float">
            <text:p>0.07644787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34646494624" calcext:value-type="float">
            <text:p>0.0434646495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0820908701794" calcext:value-type="float">
            <text:p>0.08209087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16946156878" calcext:value-type="float">
            <text:p>0.0516946157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0.0753942410848" calcext:value-type="float">
            <text:p>0.07539424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768973754" calcext:value-type="float">
            <text:p>0.050768973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885356765872" calcext:value-type="float">
            <text:p>0.08853567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10402769623" calcext:value-type="float">
            <text:p>0.04104027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0786055538164" calcext:value-type="float">
            <text:p>0.07860555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75122791888" calcext:value-type="float">
            <text:p>0.047512279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0788384156938" calcext:value-type="float">
            <text:p>0.078838415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82887368527" calcext:value-type="float">
            <text:p>0.0482887369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0827727116786" calcext:value-type="float">
            <text:p>0.08277271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429005297195" calcext:value-type="float">
            <text:p>0.0429005297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0854208303733" calcext:value-type="float">
            <text:p>0.08542083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40746644225" calcext:value-type="float">
            <text:p>0.044074664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904028319318" calcext:value-type="float">
            <text:p>0.09040283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79600760931" calcext:value-type="float">
            <text:p>0.047960076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0838207545259" calcext:value-type="float">
            <text:p>0.08382075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68939815615" calcext:value-type="float">
            <text:p>0.046893981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0837474601018" calcext:value-type="float">
            <text:p>0.08374746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65879651348" calcext:value-type="float">
            <text:p>0.046587965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0812545199943" calcext:value-type="float">
            <text:p>0.081254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21820395" calcext:value-type="float">
            <text:p>0.05121820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0764416770059" calcext:value-type="float">
            <text:p>0.0764416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0110937987" calcext:value-type="float">
            <text:p>0.051011093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801552607303" calcext:value-type="float">
            <text:p>0.08015526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46608552267" calcext:value-type="float">
            <text:p>0.0546608552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073861422017" calcext:value-type="float">
            <text:p>0.0738614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01639373905" calcext:value-type="float">
            <text:p>0.050163937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0745259615928" calcext:value-type="float">
            <text:p>0.07452596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99369803967" calcext:value-type="float">
            <text:p>0.049936980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0777194544242" calcext:value-type="float">
            <text:p>0.07771945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7361514166" calcext:value-type="float">
            <text:p>0.0497361514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0777736013664" calcext:value-type="float">
            <text:p>0.07777360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732864603" calcext:value-type="float">
            <text:p>0.046732864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4651448381" calcext:value-type="float">
            <text:p>0.07465144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9914513197" calcext:value-type="float">
            <text:p>0.0479914513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0926803987615" calcext:value-type="float">
            <text:p>0.09268039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747335916" calcext:value-type="float">
            <text:p>0.047473359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0796833172725" calcext:value-type="float">
            <text:p>0.07968331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88983309745" calcext:value-type="float">
            <text:p>0.04889833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0780620624277" calcext:value-type="float">
            <text:p>0.07806206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61565796514" calcext:value-type="float">
            <text:p>0.056156579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.0726744987054" calcext:value-type="float">
            <text:p>0.07267449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4091986411" calcext:value-type="float">
            <text:p>0.053409198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835622612607" calcext:value-type="float">
            <text:p>0.08356226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555273280894" calcext:value-type="float">
            <text:p>0.055527328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0753088419742" calcext:value-type="float">
            <text:p>0.0753088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99340168099" calcext:value-type="float">
            <text:p>0.0499340168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0828490708712" calcext:value-type="float">
            <text:p>0.08284907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07348684834" calcext:value-type="float">
            <text:p>0.050734868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080305060996" calcext:value-type="float">
            <text:p>0.0803050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98735291909" calcext:value-type="float">
            <text:p>0.059873529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836742104103" calcext:value-type="float">
            <text:p>0.08367421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03545421753" calcext:value-type="float">
            <text:p>0.050354542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793685364092" calcext:value-type="float">
            <text:p>0.07936853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8511247115" calcext:value-type="float">
            <text:p>0.058511247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0737918930243" calcext:value-type="float">
            <text:p>0.0737918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13929614785" calcext:value-type="float">
            <text:p>0.0513929615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087503535222" calcext:value-type="float">
            <text:p>0.08750353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17331582712" calcext:value-type="float">
            <text:p>0.0517331583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0779446552153" calcext:value-type="float">
            <text:p>0.07794465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0571575823" calcext:value-type="float">
            <text:p>0.0505715758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767973434595" calcext:value-type="float">
            <text:p>0.07679734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0917773168" calcext:value-type="float">
            <text:p>0.058091777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70196430244" calcext:value-type="float">
            <text:p>0.05701964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5688011841" calcext:value-type="float">
            <text:p>0.056880118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548862756834" calcext:value-type="float">
            <text:p>0.054886275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4227820118" calcext:value-type="float">
            <text:p>0.064227820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92046550858" calcext:value-type="float">
            <text:p>0.049204655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605905774808" calcext:value-type="float">
            <text:p>0.060590577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21352034683" calcext:value-type="float">
            <text:p>0.062135203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566649031319" calcext:value-type="float">
            <text:p>0.056664903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31675158877" calcext:value-type="float">
            <text:p>0.063167515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28703395915" calcext:value-type="float">
            <text:p>0.062870339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652435376028" calcext:value-type="float">
            <text:p>0.065243537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9015905536" calcext:value-type="float">
            <text:p>0.059015905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601227835742" calcext:value-type="float">
            <text:p>0.060122783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53251117064" calcext:value-type="float">
            <text:p>0.065325111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630047961253" calcext:value-type="float">
            <text:p>0.063004796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9605987178" calcext:value-type="float">
            <text:p>0.069605987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7533043416" calcext:value-type="float">
            <text:p>0.067533043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21931403851" calcext:value-type="float">
            <text:p>0.062193140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33933510848" calcext:value-type="float">
            <text:p>0.063393351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69688187467" calcext:value-type="float">
            <text:p>0.066968818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663760798633" calcext:value-type="float">
            <text:p>0.0663760799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20061740547" calcext:value-type="float">
            <text:p>0.072006174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60303437737" calcext:value-type="float">
            <text:p>0.066030343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09066901123" calcext:value-type="float">
            <text:p>0.070906690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96160965425" calcext:value-type="float">
            <text:p>0.069616096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09774949846" calcext:value-type="float">
            <text:p>0.07097749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40556860287" calcext:value-type="float">
            <text:p>0.07405568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19927538496" calcext:value-type="float">
            <text:p>0.07199275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96934252977" calcext:value-type="float">
            <text:p>0.079693425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94003571183" calcext:value-type="float">
            <text:p>0.079400357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65020472602" calcext:value-type="float">
            <text:p>0.076502047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5029931958" calcext:value-type="float">
            <text:p>0.07502993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80008656063" calcext:value-type="float">
            <text:p>0.078000865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46090529665" calcext:value-type="float">
            <text:p>0.07460905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855421010641" calcext:value-type="float">
            <text:p>0.085542101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70466836219" calcext:value-type="float">
            <text:p>0.077046683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83302971879" calcext:value-type="float">
            <text:p>0.068330297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59112603041" calcext:value-type="float">
            <text:p>0.085911260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3935138416" calcext:value-type="float">
            <text:p>0.083935138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8712814965" calcext:value-type="float">
            <text:p>0.07871281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85997158794" calcext:value-type="float">
            <text:p>0.0785997159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79099103963" calcext:value-type="float">
            <text:p>0.077909910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77967033694" calcext:value-type="float">
            <text:p>0.077796703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35378282377" calcext:value-type="float">
            <text:p>0.083537828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787431526741" calcext:value-type="float">
            <text:p>0.078743152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92450739912" calcext:value-type="float">
            <text:p>0.07924507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9078135889" calcext:value-type="float">
            <text:p>0.089078135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28128818896" calcext:value-type="float">
            <text:p>0.092812881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833391785799" calcext:value-type="float">
            <text:p>0.083339178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929899036634" calcext:value-type="float">
            <text:p>0.092989903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919474208144" calcext:value-type="float">
            <text:p>0.091947420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850117351761" calcext:value-type="float">
            <text:p>0.085011735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95504819731" calcext:value-type="float">
            <text:p>0.07955048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936182885705" calcext:value-type="float">
            <text:p>0.093618288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86807775291" calcext:value-type="float">
            <text:p>0.086807775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915969893966" calcext:value-type="float">
            <text:p>0.091596989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924093205006" calcext:value-type="float">
            <text:p>0.092409320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917930316458" calcext:value-type="float">
            <text:p>0.091793031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926151999867" calcext:value-type="float">
            <text:p>0.092615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788558693605" calcext:value-type="float">
            <text:p>0.078855869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46862997767" calcext:value-type="float">
            <text:p>0.094686299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874067496092" calcext:value-type="float">
            <text:p>0.087406749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99494940645" calcext:value-type="float">
            <text:p>0.099494940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956206845135" calcext:value-type="float">
            <text:p>0.095620684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04550461292" calcext:value-type="float">
            <text:p>0.104550461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997982746366" calcext:value-type="float">
            <text:p>0.099798274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06578046719" calcext:value-type="float">
            <text:p>0.106578046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07527822587" calcext:value-type="float">
            <text:p>0.10752782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02957847352" calcext:value-type="float">
            <text:p>0.102957847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03555867198" calcext:value-type="float">
            <text:p>0.103555867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03003061456" calcext:value-type="float">
            <text:p>0.103003061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05712362625" calcext:value-type="float">
            <text:p>0.105712362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0853393785" calcext:value-type="float">
            <text:p>0.110853393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967357495385" calcext:value-type="float">
            <text:p>0.096735749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1099787092" calcext:value-type="float">
            <text:p>0.111099787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05826767925" calcext:value-type="float">
            <text:p>0.105826767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1147371134" calcext:value-type="float">
            <text:p>0.111147371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00608454629" calcext:value-type="float">
            <text:p>0.100608454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0055670508" calcext:value-type="float">
            <text:p>0.1100556705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15193441404" calcext:value-type="float">
            <text:p>0.115193441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1460585526" calcext:value-type="float">
            <text:p>0.111460585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10083063072" calcext:value-type="float">
            <text:p>0.110083063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1457544173" calcext:value-type="float">
            <text:p>0.111457544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15507725868" calcext:value-type="float">
            <text:p>0.115507725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1248784275" calcext:value-type="float">
            <text:p>0.121248784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0992780158" calcext:value-type="float">
            <text:p>0.120992780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336167282" calcext:value-type="float">
            <text:p>0.123361672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324507857" calcext:value-type="float">
            <text:p>0.123245078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08658507855" calcext:value-type="float">
            <text:p>0.108658507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8832750038" calcext:value-type="float">
            <text:p>0.1188327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15726527188" calcext:value-type="float">
            <text:p>0.115726527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22865976615" calcext:value-type="float">
            <text:p>0.122865976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0133331095" calcext:value-type="float">
            <text:p>0.120133331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22827957957" calcext:value-type="float">
            <text:p>0.12282795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19350386143" calcext:value-type="float">
            <text:p>0.119350386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0137890782" calcext:value-type="float">
            <text:p>0.120137890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3941963096" calcext:value-type="float">
            <text:p>0.123941963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32023817879" calcext:value-type="float">
            <text:p>0.1320238179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9350378161" calcext:value-type="float">
            <text:p>0.129350378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28951720681" calcext:value-type="float">
            <text:p>0.1289517207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9280609813" calcext:value-type="float">
            <text:p>0.129280609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7549655658" calcext:value-type="float">
            <text:p>0.127549655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35128787085" calcext:value-type="float">
            <text:p>0.135128787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37809849562" calcext:value-type="float">
            <text:p>0.137809849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2451140135" calcext:value-type="float">
            <text:p>0.122451140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3691950861" calcext:value-type="float">
            <text:p>0.133691950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40745489766" calcext:value-type="float">
            <text:p>0.1407454898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46531100952" calcext:value-type="float">
            <text:p>0.14653110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31127945558" calcext:value-type="float">
            <text:p>0.131127945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30870272" calcext:value-type="float">
            <text:p>0.13087027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33990844855" calcext:value-type="float">
            <text:p>0.133990844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9926599293" calcext:value-type="float">
            <text:p>0.1299265993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34416022823" calcext:value-type="float">
            <text:p>0.134416022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45145845673" calcext:value-type="float">
            <text:p>0.145145845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43096078389" calcext:value-type="float">
            <text:p>0.143096078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44113086675" calcext:value-type="float">
            <text:p>0.144113086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35046368894" calcext:value-type="float">
            <text:p>0.135046368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52498985789" calcext:value-type="float">
            <text:p>0.152498985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37848655122" calcext:value-type="float">
            <text:p>0.137848655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45301647706" calcext:value-type="float">
            <text:p>0.145301647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48493787959" calcext:value-type="float">
            <text:p>0.14849378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58063842578" calcext:value-type="float">
            <text:p>0.158063842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59753602839" calcext:value-type="float">
            <text:p>0.159753602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425357444" calcext:value-type="float">
            <text:p>0.142535744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50321694713" calcext:value-type="float">
            <text:p>0.150321694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46056457533" calcext:value-type="float">
            <text:p>0.146056457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65857859389" calcext:value-type="float">
            <text:p>0.165857859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48131347806" calcext:value-type="float">
            <text:p>0.148131347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38360430555" calcext:value-type="float">
            <text:p>0.138360430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48235361967" calcext:value-type="float">
            <text:p>0.14823536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69016166086" calcext:value-type="float">
            <text:p>0.169016166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57763180196" calcext:value-type="float">
            <text:p>0.157763180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54079664749" calcext:value-type="float">
            <text:p>0.154079664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54832709015" calcext:value-type="float">
            <text:p>0.1548327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64648189585" calcext:value-type="float">
            <text:p>0.164648189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54346676202" calcext:value-type="float">
            <text:p>0.154346676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57374981015" calcext:value-type="float">
            <text:p>0.15737498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70707555669" calcext:value-type="float">
            <text:p>0.1707075557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70988645156" calcext:value-type="float">
            <text:p>0.170988645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6995293645" calcext:value-type="float">
            <text:p>0.169952936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5687506954" calcext:value-type="float">
            <text:p>0.1568750695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56693333927" calcext:value-type="float">
            <text:p>0.156693333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77530276786" calcext:value-type="float">
            <text:p>0.1775302768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69494431033" calcext:value-type="float">
            <text:p>0.16949443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64075246647" calcext:value-type="float">
            <text:p>0.164075246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7003315269" calcext:value-type="float">
            <text:p>0.1700331527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75160333012" calcext:value-type="float">
            <text:p>0.17516033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81253382637" calcext:value-type="float">
            <text:p>0.181253382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82267387845" calcext:value-type="float">
            <text:p>0.182267387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74907116563" calcext:value-type="float">
            <text:p>0.174907116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67783434948" calcext:value-type="float">
            <text:p>0.167783434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80316197391" calcext:value-type="float">
            <text:p>0.180316197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80618632725" calcext:value-type="float">
            <text:p>0.180618632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76320308963" calcext:value-type="float">
            <text:p>0.17632030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75961943078" calcext:value-type="float">
            <text:p>0.175961943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82155949152" calcext:value-type="float">
            <text:p>0.182155949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71717009889" calcext:value-type="float">
            <text:p>0.171717009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80123134488" calcext:value-type="float">
            <text:p>0.1801231345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84384663004" calcext:value-type="float">
            <text:p>0.18438466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87525107326" calcext:value-type="float">
            <text:p>0.1875251073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84025995632" calcext:value-type="float">
            <text:p>0.184025995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90751107587" calcext:value-type="float">
            <text:p>0.190751107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97286903598" calcext:value-type="float">
            <text:p>0.197286903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88631176798" calcext:value-type="float">
            <text:p>0.188631176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83959691222" calcext:value-type="float">
            <text:p>0.183959691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92079248953" calcext:value-type="float">
            <text:p>0.192079249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96661205857" calcext:value-type="float">
            <text:p>0.196661205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98203086674" calcext:value-type="float">
            <text:p>0.1982030867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94596218122" calcext:value-type="float">
            <text:p>0.194596218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99271402731" calcext:value-type="float">
            <text:p>0.199271402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00800749612" calcext:value-type="float">
            <text:p>0.200800749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02819096373" calcext:value-type="float">
            <text:p>0.202819096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97347074285" calcext:value-type="float">
            <text:p>0.197347074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0338563446" calcext:value-type="float">
            <text:p>0.190338563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88718245616" calcext:value-type="float">
            <text:p>0.188718245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202987575078" calcext:value-type="float">
            <text:p>0.202987575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00168500233" calcext:value-type="float">
            <text:p>0.2001685002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96577883163" calcext:value-type="float">
            <text:p>0.196577883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204554271032" calcext:value-type="float">
            <text:p>0.20455427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02026514557" calcext:value-type="float">
            <text:p>0.202026514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06174999495" calcext:value-type="float">
            <text:p>0.206174999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07546797872" calcext:value-type="float">
            <text:p>0.207546797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07258697919" calcext:value-type="float">
            <text:p>0.207258697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1208174431" calcext:value-type="float">
            <text:p>0.212081744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18840796544" calcext:value-type="float">
            <text:p>0.218840796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04681192321" calcext:value-type="float">
            <text:p>0.2046811923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11650415566" calcext:value-type="float">
            <text:p>0.211650415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17636227008" calcext:value-type="float">
            <text:p>0.21763622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08359841941" calcext:value-type="float">
            <text:p>0.208359841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0038232348" calcext:value-type="float">
            <text:p>0.220038232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13042953915" calcext:value-type="float">
            <text:p>0.213042953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17808068553" calcext:value-type="float">
            <text:p>0.217808068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26142296816" calcext:value-type="float">
            <text:p>0.226142296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23688751054" calcext:value-type="float">
            <text:p>0.223688751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2974125712" calcext:value-type="float">
            <text:p>0.229741257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27641063282" calcext:value-type="float">
            <text:p>0.227641063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30255698651" calcext:value-type="float">
            <text:p>0.230255698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24049781734" calcext:value-type="float">
            <text:p>0.224049781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32774492441" calcext:value-type="float">
            <text:p>0.23277449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34063683707" calcext:value-type="float">
            <text:p>0.234063683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42173188772" calcext:value-type="float">
            <text:p>0.242173188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37399391555" calcext:value-type="float">
            <text:p>0.237399391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37416190848" calcext:value-type="float">
            <text:p>0.237416190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38635597863" calcext:value-type="float">
            <text:p>0.238635597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37619609492" calcext:value-type="float">
            <text:p>0.237619609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31518524681" calcext:value-type="float">
            <text:p>0.231518524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41402696237" calcext:value-type="float">
            <text:p>0.241402696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42435102348" calcext:value-type="float">
            <text:p>0.242435102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50726327706" calcext:value-type="float">
            <text:p>0.250726327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6357215888" calcext:value-type="float">
            <text:p>0.246357215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51002848853" calcext:value-type="float">
            <text:p>0.251002848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35948320891" calcext:value-type="float">
            <text:p>0.235948320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4433720716" calcext:value-type="float">
            <text:p>0.234433720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6647056393" calcext:value-type="float">
            <text:p>0.246647056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7950501855" calcext:value-type="float">
            <text:p>0.2479505019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8229569343" calcext:value-type="float">
            <text:p>0.258229569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37067763431" calcext:value-type="float">
            <text:p>0.237067763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67199402704" calcext:value-type="float">
            <text:p>0.2671994027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46546594717" calcext:value-type="float">
            <text:p>0.246546594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199004366" calcext:value-type="float">
            <text:p>0.251990043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51606774682" calcext:value-type="float">
            <text:p>0.251606774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50383817532" calcext:value-type="float">
            <text:p>0.250383817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53915769104" calcext:value-type="float">
            <text:p>0.253915769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63111080539" calcext:value-type="float">
            <text:p>0.263111080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67840594561" calcext:value-type="float">
            <text:p>0.267840594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5649603815" calcext:value-type="float">
            <text:p>0.255649603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57670636311" calcext:value-type="float">
            <text:p>0.2576706363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74746363748" calcext:value-type="float">
            <text:p>0.274746363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72645380544" calcext:value-type="float">
            <text:p>0.272645380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71841899312" calcext:value-type="float">
            <text:p>0.271841899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79174857244" calcext:value-type="float">
            <text:p>0.279174857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71427749891" calcext:value-type="float">
            <text:p>0.271427749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701431606" calcext:value-type="float">
            <text:p>0.270143160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7266858875" calcext:value-type="float">
            <text:p>0.272668588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78698867359" calcext:value-type="float">
            <text:p>0.278698867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81078671499" calcext:value-type="float">
            <text:p>0.281078671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7227927791" calcext:value-type="float">
            <text:p>0.277227927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72742553804" calcext:value-type="float">
            <text:p>0.272742553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68771305822" calcext:value-type="float">
            <text:p>0.268771305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7917713133" calcext:value-type="float">
            <text:p>0.279177131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8043723326" calcext:value-type="float">
            <text:p>0.280437233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274915436391" calcext:value-type="float">
            <text:p>0.274915436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83050519076" calcext:value-type="float">
            <text:p>0.283050519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88138067758" calcext:value-type="float">
            <text:p>0.288138067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8429986948" calcext:value-type="float">
            <text:p>0.288429986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82443682792" calcext:value-type="float">
            <text:p>0.282443682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90398438485" calcext:value-type="float">
            <text:p>0.290398438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92347402887" calcext:value-type="float">
            <text:p>0.2923474029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8855480044" calcext:value-type="float">
            <text:p>0.288554800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8814778061" calcext:value-type="float">
            <text:p>0.288147780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94139706538" calcext:value-type="float">
            <text:p>0.2941397065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99632594492" calcext:value-type="float">
            <text:p>0.299632594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98601367899" calcext:value-type="float">
            <text:p>0.298601367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94341928885" calcext:value-type="float">
            <text:p>0.294341928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98541166002" calcext:value-type="float">
            <text:p>0.2985411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9777257652" calcext:value-type="float">
            <text:p>0.297772576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9772109891" calcext:value-type="float">
            <text:p>0.297721098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97754987259" calcext:value-type="float">
            <text:p>0.297754987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99520708352" calcext:value-type="float">
            <text:p>0.299520708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97612521258" calcext:value-type="float">
            <text:p>0.297612521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02157116608" calcext:value-type="float">
            <text:p>0.302157116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02821831565" calcext:value-type="float">
            <text:p>0.302821831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11211266588" calcext:value-type="float">
            <text:p>0.311211266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06145010039" calcext:value-type="float">
            <text:p>0.3061450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05190452458" calcext:value-type="float">
            <text:p>0.305190452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03343107582" calcext:value-type="float">
            <text:p>0.303343107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321568617" calcext:value-type="float">
            <text:p>0.313215686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21589426117" calcext:value-type="float">
            <text:p>0.321589426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13843223027" calcext:value-type="float">
            <text:p>0.31384322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2420954258" calcext:value-type="float">
            <text:p>0.312420954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13701990896" calcext:value-type="float">
            <text:p>0.313701990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15082320865" calcext:value-type="float">
            <text:p>0.315082320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19852202214" calcext:value-type="float">
            <text:p>0.319852202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15377727398" calcext:value-type="float">
            <text:p>0.315377727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25862073293" calcext:value-type="float">
            <text:p>0.325862073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169165423" calcext:value-type="float">
            <text:p>0.316916542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562030222" calcext:value-type="float">
            <text:p>0.31562030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09085383808" calcext:value-type="float">
            <text:p>0.309085383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23371192138" calcext:value-type="float">
            <text:p>0.323371192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16900377101" calcext:value-type="float">
            <text:p>0.316900377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22311241629" calcext:value-type="float">
            <text:p>0.322311241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30923226363" calcext:value-type="float">
            <text:p>0.330923226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28034755969" calcext:value-type="float">
            <text:p>0.32803475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24389432604" calcext:value-type="float">
            <text:p>0.324389432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31482897922" calcext:value-type="float">
            <text:p>0.331482897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3313850118" calcext:value-type="float">
            <text:p>0.333138501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27409688142" calcext:value-type="float">
            <text:p>0.327409688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30038077981" calcext:value-type="float">
            <text:p>0.33003807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28995243559" calcext:value-type="float">
            <text:p>0.328995243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4252919396" calcext:value-type="float">
            <text:p>0.34252919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46930776029" calcext:value-type="float">
            <text:p>0.34693077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35872167988" calcext:value-type="float">
            <text:p>0.33587216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39470899548" calcext:value-type="float">
            <text:p>0.339470899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39530792015" calcext:value-type="float">
            <text:p>0.33953079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39389910133" calcext:value-type="float">
            <text:p>0.339389910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38338509899" calcext:value-type="float">
            <text:p>0.338338509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38350989087" calcext:value-type="float">
            <text:p>0.338350989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34711901612" calcext:value-type="float">
            <text:p>0.347119016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47150369519" calcext:value-type="float">
            <text:p>0.347150369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35723018452" calcext:value-type="float">
            <text:p>0.335723018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345058812593" calcext:value-type="float">
            <text:p>0.345058812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59355810852" calcext:value-type="float">
            <text:p>0.359355810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346985544728" calcext:value-type="float">
            <text:p>0.346985544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358467638984" calcext:value-type="float">
            <text:p>0.35846763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55154986254" calcext:value-type="float">
            <text:p>0.355154986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5261845466" calcext:value-type="float">
            <text:p>0.352618454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51911029377" calcext:value-type="float">
            <text:p>0.351911029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52914288311" calcext:value-type="float">
            <text:p>0.352914288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60847127376" calcext:value-type="float">
            <text:p>0.360847127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55665871698" calcext:value-type="float">
            <text:p>0.355665871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63665911413" calcext:value-type="float">
            <text:p>0.363665911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59750547135" calcext:value-type="float">
            <text:p>0.359750547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64869355456" calcext:value-type="float">
            <text:p>0.3648693555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64833710119" calcext:value-type="float">
            <text:p>0.3648337101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69570737125" calcext:value-type="float">
            <text:p>0.369570737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74980052425" calcext:value-type="float">
            <text:p>0.374980052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69538923312" calcext:value-type="float">
            <text:p>0.369538923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71355993777" calcext:value-type="float">
            <text:p>0.371355993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59325168889" calcext:value-type="float">
            <text:p>0.359325168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71240082966" calcext:value-type="float">
            <text:p>0.37124008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73051994908" calcext:value-type="float">
            <text:p>0.373051994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81790237995" calcext:value-type="float">
            <text:p>0.38179023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8556938603" calcext:value-type="float">
            <text:p>0.38556938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367995828058" calcext:value-type="float">
            <text:p>0.3679958281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78082416582" calcext:value-type="float">
            <text:p>0.378082416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373039004916" calcext:value-type="float">
            <text:p>0.373039004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79908077269" calcext:value-type="float">
            <text:p>0.379908077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78541395857" calcext:value-type="float">
            <text:p>0.3785413959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83194795571" calcext:value-type="float">
            <text:p>0.383194795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87642453058" calcext:value-type="float">
            <text:p>0.3876424531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89022898718" calcext:value-type="float">
            <text:p>0.3890228987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8949972218" calcext:value-type="float">
            <text:p>0.389499722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81352721505" calcext:value-type="float">
            <text:p>0.3813527215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82634233803" calcext:value-type="float">
            <text:p>0.3826342338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6796314421" calcext:value-type="float">
            <text:p>0.38679631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0103479868" calcext:value-type="float">
            <text:p>0.390103479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916808364" calcext:value-type="float">
            <text:p>0.391680836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92942287539" calcext:value-type="float">
            <text:p>0.3929422875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393656000038" calcext:value-type="float">
            <text:p>0.39365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9330554886" calcext:value-type="float">
            <text:p>0.393305548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84240462177" calcext:value-type="float">
            <text:p>0.384240462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96689359789" calcext:value-type="float">
            <text:p>0.396689359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08694447273" calcext:value-type="float">
            <text:p>0.4086944473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0049661472" calcext:value-type="float">
            <text:p>0.4004966147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00277805523" calcext:value-type="float">
            <text:p>0.400277805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404620188582" calcext:value-type="float">
            <text:p>0.404620188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391993540472" calcext:value-type="float">
            <text:p>0.391993540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01627221082" calcext:value-type="float">
            <text:p>0.401627221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413549337991" calcext:value-type="float">
            <text:p>0.41354933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412845162308" calcext:value-type="float">
            <text:p>0.4128451623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401664554111" calcext:value-type="float">
            <text:p>0.401664554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41187616726" calcext:value-type="float">
            <text:p>0.411876167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404086279706" calcext:value-type="float">
            <text:p>0.4040862797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09494502378" calcext:value-type="float">
            <text:p>0.409494502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09694638456" calcext:value-type="float">
            <text:p>0.409694638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18022916949" calcext:value-type="float">
            <text:p>0.418022916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417348749001" calcext:value-type="float">
            <text:p>0.41734874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08449819346" calcext:value-type="float">
            <text:p>0.4084498193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421771885783" calcext:value-type="float">
            <text:p>0.421771885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14402974219" calcext:value-type="float">
            <text:p>0.414402974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422299396187" calcext:value-type="float">
            <text:p>0.422299396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420911020234" calcext:value-type="float">
            <text:p>0.42091102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17042950945" calcext:value-type="float">
            <text:p>0.4170429509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425244527247" calcext:value-type="float">
            <text:p>0.425244527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428322148768" calcext:value-type="float">
            <text:p>0.4283221488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24960308287" calcext:value-type="float">
            <text:p>0.424960308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427107639884" calcext:value-type="float">
            <text:p>0.427107639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429151358332" calcext:value-type="float">
            <text:p>0.4291513583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33190423412" calcext:value-type="float">
            <text:p>0.433190423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435745005157" calcext:value-type="float">
            <text:p>0.435745005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440803009587" calcext:value-type="float">
            <text:p>0.440803009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432470690388" calcext:value-type="float">
            <text:p>0.432470690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432917227781" calcext:value-type="float">
            <text:p>0.4329172278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435015604556" calcext:value-type="float">
            <text:p>0.4350156046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35312568293" calcext:value-type="float">
            <text:p>0.4353125683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36506861307" calcext:value-type="float">
            <text:p>0.43650686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43544055798" calcext:value-type="float">
            <text:p>0.43544055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441246890914" calcext:value-type="float">
            <text:p>0.441246890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39488759603" calcext:value-type="float">
            <text:p>0.439488759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39881194261" calcext:value-type="float">
            <text:p>0.439881194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41032413472" calcext:value-type="float">
            <text:p>0.441032413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44889269499" calcext:value-type="float">
            <text:p>0.44889269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49813497743" calcext:value-type="float">
            <text:p>0.449813497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44499810524" calcext:value-type="float">
            <text:p>0.4444998105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452493676925" calcext:value-type="float">
            <text:p>0.452493676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451755107916" calcext:value-type="float">
            <text:p>0.4517551079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50687149273" calcext:value-type="float">
            <text:p>0.4506871493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447125108992" calcext:value-type="float">
            <text:p>0.44712510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51455615633" calcext:value-type="float">
            <text:p>0.451455615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62975019769" calcext:value-type="float">
            <text:p>0.462975019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458198901651" calcext:value-type="float">
            <text:p>0.4581989017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6131281895" calcext:value-type="float">
            <text:p>0.461312819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68033035659" calcext:value-type="float">
            <text:p>0.468033035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62399182175" calcext:value-type="float">
            <text:p>0.4623991822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453924015629" calcext:value-type="float">
            <text:p>0.453924015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456003563648" calcext:value-type="float">
            <text:p>0.456003563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467420759353" calcext:value-type="float">
            <text:p>0.467420759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461129758989" calcext:value-type="float">
            <text:p>0.461129759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63456255347" calcext:value-type="float">
            <text:p>0.463456255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470443269559" calcext:value-type="float">
            <text:p>0.4704432696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459756034671" calcext:value-type="float">
            <text:p>0.4597560347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60563984654" calcext:value-type="float">
            <text:p>0.460563984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72625753857" calcext:value-type="float">
            <text:p>0.472625753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6878432882" calcext:value-type="float">
            <text:p>0.468784328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69759392054" calcext:value-type="float">
            <text:p>0.4697593921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83609274415" calcext:value-type="float">
            <text:p>0.483609274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470612442491" calcext:value-type="float">
            <text:p>0.470612442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478122213367" calcext:value-type="float">
            <text:p>0.478122213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47066690522" calcext:value-type="float">
            <text:p>0.470666905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474905666836" calcext:value-type="float">
            <text:p>0.474905666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85097986032" calcext:value-type="float">
            <text:p>0.485097986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79421592375" calcext:value-type="float">
            <text:p>0.479421592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72514668018" calcext:value-type="float">
            <text:p>0.472514668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76251537152" calcext:value-type="float">
            <text:p>0.476251537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80650266364" calcext:value-type="float">
            <text:p>0.480650266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48409808947" calcext:value-type="float">
            <text:p>0.484098089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489092675268" calcext:value-type="float">
            <text:p>0.489092675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86576821238" calcext:value-type="float">
            <text:p>0.486576821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490826105208" calcext:value-type="float">
            <text:p>0.490826105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493866328368" calcext:value-type="float">
            <text:p>0.493866328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87056689755" calcext:value-type="float">
            <text:p>0.487056689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89397936315" calcext:value-type="float">
            <text:p>0.489397936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96320737252" calcext:value-type="float">
            <text:p>0.496320737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00685828406" calcext:value-type="float">
            <text:p>0.500685828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489366262453" calcext:value-type="float">
            <text:p>0.489366262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490824339998" calcext:value-type="float">
            <text:p>0.4908243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00157240846" calcext:value-type="float">
            <text:p>0.500157240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07587038603" calcext:value-type="float">
            <text:p>0.507587038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03244806204" calcext:value-type="float">
            <text:p>0.503244806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01545802684" calcext:value-type="float">
            <text:p>0.5015458027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50387339051" calcext:value-type="float">
            <text:p>0.503873390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510477635507" calcext:value-type="float">
            <text:p>0.5104776355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04332677815" calcext:value-type="float">
            <text:p>0.5043326778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06288168417" calcext:value-type="float">
            <text:p>0.506288168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08912900027" calcext:value-type="float">
            <text:p>0.5089129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505097533611" calcext:value-type="float">
            <text:p>0.505097533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507316463433" calcext:value-type="float">
            <text:p>0.5073164634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514154995616" calcext:value-type="float">
            <text:p>0.514154995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19635424215" calcext:value-type="float">
            <text:p>0.5196354242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12046674157" calcext:value-type="float">
            <text:p>0.5120466742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16160112578" calcext:value-type="float">
            <text:p>0.516160112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515514199306" calcext:value-type="float">
            <text:p>0.5155141993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517414250491" calcext:value-type="float">
            <text:p>0.5174142505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16468172973" calcext:value-type="float">
            <text:p>0.51646817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519677627973" calcext:value-type="float">
            <text:p>0.519677628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527075475144" calcext:value-type="float">
            <text:p>0.5270754751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520597742267" calcext:value-type="float">
            <text:p>0.520597742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6179527183" calcext:value-type="float">
            <text:p>0.5261795272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26089854434" calcext:value-type="float">
            <text:p>0.526089854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540383746602" calcext:value-type="float">
            <text:p>0.5403837466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521987585699" calcext:value-type="float">
            <text:p>0.5219875857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529466292588" calcext:value-type="float">
            <text:p>0.529466292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523987487125" calcext:value-type="float">
            <text:p>0.523987487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5330664815" calcext:value-type="float">
            <text:p>0.5330664815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527871895185" calcext:value-type="float">
            <text:p>0.5278718952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531748384905" calcext:value-type="float">
            <text:p>0.531748384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31712475881" calcext:value-type="float">
            <text:p>0.531712475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531990412854" calcext:value-type="float">
            <text:p>0.531990412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529103065227" calcext:value-type="float">
            <text:p>0.5291030652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536786606328" calcext:value-type="float">
            <text:p>0.5367866063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39603705071" calcext:value-type="float">
            <text:p>0.539603705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526422086134" calcext:value-type="float">
            <text:p>0.5264220861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538794877862" calcext:value-type="float">
            <text:p>0.5387948779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536434768489" calcext:value-type="float">
            <text:p>0.5364347685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540330754275" calcext:value-type="float">
            <text:p>0.540330754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42837198401" calcext:value-type="float">
            <text:p>0.5428371984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542069433353" calcext:value-type="float">
            <text:p>0.542069433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551902356868" calcext:value-type="float">
            <text:p>0.5519023569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543191514825" calcext:value-type="float">
            <text:p>0.543191514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548114629168" calcext:value-type="float">
            <text:p>0.5481146292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554918705375" calcext:value-type="float">
            <text:p>0.554918705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548841190791" calcext:value-type="float">
            <text:p>0.548841190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50832367337" calcext:value-type="float">
            <text:p>0.550832367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553963114449" calcext:value-type="float">
            <text:p>0.553963114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59618464521" calcext:value-type="float">
            <text:p>0.559618464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56258936297" calcext:value-type="float">
            <text:p>0.5562589363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550284635968" calcext:value-type="float">
            <text:p>0.55028463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557217531611" calcext:value-type="float">
            <text:p>0.557217531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62840260681" calcext:value-type="float">
            <text:p>0.5628402607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56434544826" calcext:value-type="float">
            <text:p>0.56434544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68586120385" calcext:value-type="float">
            <text:p>0.568586120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565310567847" calcext:value-type="float">
            <text:p>0.565310567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571429665105" calcext:value-type="float">
            <text:p>0.571429665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71216964325" calcext:value-type="float">
            <text:p>0.571216964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5631014827" calcext:value-type="float">
            <text:p>0.563101482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572480742951" calcext:value-type="float">
            <text:p>0.572480743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57564332498" calcext:value-type="float">
            <text:p>0.575643325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574956699547" calcext:value-type="float">
            <text:p>0.574956699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57900250015" calcext:value-type="float">
            <text:p>0.579002500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80239441415" calcext:value-type="float">
            <text:p>0.5802394414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573863797831" calcext:value-type="float">
            <text:p>0.573863797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580488278709" calcext:value-type="float">
            <text:p>0.580488278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78715435253" calcext:value-type="float">
            <text:p>0.578715435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577755275702" calcext:value-type="float">
            <text:p>0.5777552757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582758730788" calcext:value-type="float">
            <text:p>0.5827587308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579649505218" calcext:value-type="float">
            <text:p>0.579649505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584623527872" calcext:value-type="float">
            <text:p>0.584623527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580195534824" calcext:value-type="float">
            <text:p>0.580195534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587808499211" calcext:value-type="float">
            <text:p>0.5878084992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8543992212" calcext:value-type="float">
            <text:p>0.585439922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589445158419" calcext:value-type="float">
            <text:p>0.589445158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87301032101" calcext:value-type="float">
            <text:p>0.587301032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584953064167" calcext:value-type="float">
            <text:p>0.584953064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594191753275" calcext:value-type="float">
            <text:p>0.594191753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6522621766" calcext:value-type="float">
            <text:p>0.586522621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591950666814" calcext:value-type="float">
            <text:p>0.591950666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594528348589" calcext:value-type="float">
            <text:p>0.594528348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593882891931" calcext:value-type="float">
            <text:p>0.593882891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596228408883" calcext:value-type="float">
            <text:p>0.596228408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99350259618" calcext:value-type="float">
            <text:p>0.5993502596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5177230774" calcext:value-type="float">
            <text:p>0.605177230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2787500933" calcext:value-type="float">
            <text:p>0.6027875009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3626384898" calcext:value-type="float">
            <text:p>0.6036263849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055024731" calcext:value-type="float">
            <text:p>0.6080550247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773859745" calcext:value-type="float">
            <text:p>0.607738597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3267226871" calcext:value-type="float">
            <text:p>0.603267226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8979014401" calcext:value-type="float">
            <text:p>0.608979014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7714059866" calcext:value-type="float">
            <text:p>0.6077140599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16976466099" calcext:value-type="float">
            <text:p>0.616976466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442543811" calcext:value-type="float">
            <text:p>0.604425438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16606845242" calcext:value-type="float">
            <text:p>0.616606845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20327316711" calcext:value-type="float">
            <text:p>0.620327316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448830944" calcext:value-type="float">
            <text:p>0.6094488309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15185265345" calcext:value-type="float">
            <text:p>0.615185265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138296294" calcext:value-type="float">
            <text:p>0.613829629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19814242522" calcext:value-type="float">
            <text:p>0.619814242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20961449235" calcext:value-type="float">
            <text:p>0.6209614492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20013970854" calcext:value-type="float">
            <text:p>0.62001397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22124037133" calcext:value-type="float">
            <text:p>0.6221240371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33349834008" calcext:value-type="float">
            <text:p>0.633349834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28762519376" calcext:value-type="float">
            <text:p>0.6287625194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34127569912" calcext:value-type="float">
            <text:p>0.6341275699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29894305817" calcext:value-type="float">
            <text:p>0.629894305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26064492175" calcext:value-type="float">
            <text:p>0.626064492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2981528113" calcext:value-type="float">
            <text:p>0.629815281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34085944896" calcext:value-type="float">
            <text:p>0.634085944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5448681282" calcext:value-type="float">
            <text:p>0.635448681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38736430472" calcext:value-type="float">
            <text:p>0.638736430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35985906102" calcext:value-type="float">
            <text:p>0.635985906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31885885282" calcext:value-type="float">
            <text:p>0.6318858853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38589708295" calcext:value-type="float">
            <text:p>0.6385897083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4025333119" calcext:value-type="float">
            <text:p>0.640253331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37708001596" calcext:value-type="float">
            <text:p>0.637708001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38938796001" calcext:value-type="float">
            <text:p>0.638938796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37242169198" calcext:value-type="float">
            <text:p>0.637242169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4397519815" calcext:value-type="float">
            <text:p>0.6439751982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48018150986" calcext:value-type="float">
            <text:p>0.64801815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49481641671" calcext:value-type="float">
            <text:p>0.6494816417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54599325252" calcext:value-type="float">
            <text:p>0.654599325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45761462212" calcext:value-type="float">
            <text:p>0.645761462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57193764441" calcext:value-type="float">
            <text:p>0.657193764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58226854001" calcext:value-type="float">
            <text:p>0.65822685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56628482234" calcext:value-type="float">
            <text:p>0.65662848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53797811467" calcext:value-type="float">
            <text:p>0.6537978115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2171610657" calcext:value-type="float">
            <text:p>0.662171610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62246486057" calcext:value-type="float">
            <text:p>0.662246486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61144047409" calcext:value-type="float">
            <text:p>0.661144047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65172419599" calcext:value-type="float">
            <text:p>0.665172419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65757353974" calcext:value-type="float">
            <text:p>0.66575735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63328675068" calcext:value-type="float">
            <text:p>0.663328675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64527611335" calcext:value-type="float">
            <text:p>0.6645276113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68890942444" calcext:value-type="float">
            <text:p>0.6688909424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69682141079" calcext:value-type="float">
            <text:p>0.669682141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2252231894" calcext:value-type="float">
            <text:p>0.672252231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71843030399" calcext:value-type="float">
            <text:p>0.671843030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74721909779" calcext:value-type="float">
            <text:p>0.674721909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3471699958" calcext:value-type="float">
            <text:p>0.673471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7777448161" calcext:value-type="float">
            <text:p>0.6777774482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82019584976" calcext:value-type="float">
            <text:p>0.68201958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84510834628" calcext:value-type="float">
            <text:p>0.6845108346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7600109547" calcext:value-type="float">
            <text:p>0.6760010955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87168656919" calcext:value-type="float">
            <text:p>0.6871686569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8243375628" calcext:value-type="float">
            <text:p>0.682433756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84717227192" calcext:value-type="float">
            <text:p>0.6847172272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8815838837" calcext:value-type="float">
            <text:p>0.688158388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87116180862" calcext:value-type="float">
            <text:p>0.6871161809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87995035356" calcext:value-type="float">
            <text:p>0.6879950354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78184360229" calcext:value-type="float">
            <text:p>0.6781843602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88953912699" calcext:value-type="float">
            <text:p>0.6889539127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88738904472" calcext:value-type="float">
            <text:p>0.688738904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89951432205" calcext:value-type="float">
            <text:p>0.689951432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93867394428" calcext:value-type="float">
            <text:p>0.693867394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99286310094" calcext:value-type="float">
            <text:p>0.699286310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9434155284" calcext:value-type="float">
            <text:p>0.694341552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99381845319" calcext:value-type="float">
            <text:p>0.699381845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704407946406" calcext:value-type="float">
            <text:p>0.704407946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97535339985" calcext:value-type="float">
            <text:p>0.6975353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94581569287" calcext:value-type="float">
            <text:p>0.694581569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707942683751" calcext:value-type="float">
            <text:p>0.70794268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03054743138" calcext:value-type="float">
            <text:p>0.703054743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71451855429" calcext:value-type="float">
            <text:p>0.7145185543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712925344062" calcext:value-type="float">
            <text:p>0.712925344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704606608813" calcext:value-type="float">
            <text:p>0.7046066088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707889323299" calcext:value-type="float">
            <text:p>0.7078893233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710729486356" calcext:value-type="float">
            <text:p>0.710729486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17705020179" calcext:value-type="float">
            <text:p>0.717705020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713993985382" calcext:value-type="float">
            <text:p>0.713993985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714291715379" calcext:value-type="float">
            <text:p>0.714291715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18029481517" calcext:value-type="float">
            <text:p>0.71802948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713978845654" calcext:value-type="float">
            <text:p>0.7139788457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717652621796" calcext:value-type="float">
            <text:p>0.717652621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719668179036" calcext:value-type="float">
            <text:p>0.719668179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725034559994" calcext:value-type="float">
            <text:p>0.7250345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725387014707" calcext:value-type="float">
            <text:p>0.725387014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28110840536" calcext:value-type="float">
            <text:p>0.728110840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729826200668" calcext:value-type="float">
            <text:p>0.7298262007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729827803378" calcext:value-type="float">
            <text:p>0.7298278034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30488196354" calcext:value-type="float">
            <text:p>0.730488196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30747679377" calcext:value-type="float">
            <text:p>0.730747679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33167906605" calcext:value-type="float">
            <text:p>0.7331679066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36079477382" calcext:value-type="float">
            <text:p>0.736079477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36965270341" calcext:value-type="float">
            <text:p>0.7369652703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738079105094" calcext:value-type="float">
            <text:p>0.738079105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73642461554" calcext:value-type="float">
            <text:p>0.7364246155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740811751717" calcext:value-type="float">
            <text:p>0.7408117517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41258479068" calcext:value-type="float">
            <text:p>0.741258479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43279692846" calcext:value-type="float">
            <text:p>0.743279692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46730429623" calcext:value-type="float">
            <text:p>0.746730429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47355088159" calcext:value-type="float">
            <text:p>0.7473550882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48016397616" calcext:value-type="float">
            <text:p>0.7480163976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52447274973" calcext:value-type="float">
            <text:p>0.752447275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50159934944" calcext:value-type="float">
            <text:p>0.7501599349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750128239166" calcext:value-type="float">
            <text:p>0.750128239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757966577618" calcext:value-type="float">
            <text:p>0.757966577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5361706047" calcext:value-type="float">
            <text:p>0.753617060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57955350394" calcext:value-type="float">
            <text:p>0.757955350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63729923697" calcext:value-type="float">
            <text:p>0.76372992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59374490656" calcext:value-type="float">
            <text:p>0.7593744907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63975310609" calcext:value-type="float">
            <text:p>0.763975310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61689434476" calcext:value-type="float">
            <text:p>0.761689434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63188075421" calcext:value-type="float">
            <text:p>0.763188075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6046899047" calcext:value-type="float">
            <text:p>0.7604689905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71009176638" calcext:value-type="float">
            <text:p>0.771009176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69452709778" calcext:value-type="float">
            <text:p>0.7694527098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66522021468" calcext:value-type="float">
            <text:p>0.766522021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68123108948" calcext:value-type="float">
            <text:p>0.768123108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75785784604" calcext:value-type="float">
            <text:p>0.775785784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76846442123" calcext:value-type="float">
            <text:p>0.776846442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76456498904" calcext:value-type="float">
            <text:p>0.776456498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72177142115" calcext:value-type="float">
            <text:p>0.772177142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77631361651" calcext:value-type="float">
            <text:p>0.777631361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73435870542" calcext:value-type="float">
            <text:p>0.7734358705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809174976" calcext:value-type="float">
            <text:p>0.780917497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780948511068" calcext:value-type="float">
            <text:p>0.780948511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83443639834" calcext:value-type="float">
            <text:p>0.783443639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84353285282" calcext:value-type="float">
            <text:p>0.784353285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88546471359" calcext:value-type="float">
            <text:p>0.788546471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86550125547" calcext:value-type="float">
            <text:p>0.7865501255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8845081961" calcext:value-type="float">
            <text:p>0.788450819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89919834602" calcext:value-type="float">
            <text:p>0.789919834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92286298932" calcext:value-type="float">
            <text:p>0.7922862989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793954782742" calcext:value-type="float">
            <text:p>0.793954782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92977755467" calcext:value-type="float">
            <text:p>0.792977755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798160417692" calcext:value-type="float">
            <text:p>0.7981604177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800689448932" calcext:value-type="float">
            <text:p>0.8006894489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800695752131" calcext:value-type="float">
            <text:p>0.800695752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80015683599" calcext:value-type="float">
            <text:p>0.80015683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99051219123" calcext:value-type="float">
            <text:p>0.799051219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80505270046" calcext:value-type="float">
            <text:p>0.805052700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804343038269" calcext:value-type="float">
            <text:p>0.804343038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81041578077" calcext:value-type="float">
            <text:p>0.810415780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06477775765" calcext:value-type="float">
            <text:p>0.806477775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808061047883" calcext:value-type="float">
            <text:p>0.8080610479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814681090567" calcext:value-type="float">
            <text:p>0.814681090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811256991605" calcext:value-type="float">
            <text:p>0.811256991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80898213545" calcext:value-type="float">
            <text:p>0.8089821355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814105792348" calcext:value-type="float">
            <text:p>0.8141057923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815685419371" calcext:value-type="float">
            <text:p>0.8156854194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81792679508" calcext:value-type="float">
            <text:p>0.817926795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18582567151" calcext:value-type="float">
            <text:p>0.818582567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822763847257" calcext:value-type="float">
            <text:p>0.822763847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824670710552" calcext:value-type="float">
            <text:p>0.824670710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826830661627" calcext:value-type="float">
            <text:p>0.8268306616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82478163501" calcext:value-type="float">
            <text:p>0.824781635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831353429422" calcext:value-type="float">
            <text:p>0.831353429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830531229422" calcext:value-type="float">
            <text:p>0.830531229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833559274147" calcext:value-type="float">
            <text:p>0.833559274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29842699322" calcext:value-type="float">
            <text:p>0.829842699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834663749876" calcext:value-type="float">
            <text:p>0.834663749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833453313907" calcext:value-type="float">
            <text:p>0.8334533139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3452993381" calcext:value-type="float">
            <text:p>0.834529933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838752653603" calcext:value-type="float">
            <text:p>0.838752653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836786449306" calcext:value-type="float">
            <text:p>0.83678644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841773224474" calcext:value-type="float">
            <text:p>0.841773224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84181008196" calcext:value-type="float">
            <text:p>0.841810082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48093421589" calcext:value-type="float">
            <text:p>0.848093421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843983097858" calcext:value-type="float">
            <text:p>0.8439830979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850267782837" calcext:value-type="float">
            <text:p>0.850267782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849308834204" calcext:value-type="float">
            <text:p>0.849308834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51471425386" calcext:value-type="float">
            <text:p>0.8514714254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849025348328" calcext:value-type="float">
            <text:p>0.849025348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855475882837" calcext:value-type="float">
            <text:p>0.855475882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850590518262" calcext:value-type="float">
            <text:p>0.850590518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857751101644" calcext:value-type="float">
            <text:p>0.8577511016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857355407398" calcext:value-type="float">
            <text:p>0.857355407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857328847233" calcext:value-type="float">
            <text:p>0.857328847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858848576702" calcext:value-type="float">
            <text:p>0.858848576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862195849192" calcext:value-type="float">
            <text:p>0.862195849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865698656031" calcext:value-type="float">
            <text:p>0.86569865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869827658445" calcext:value-type="float">
            <text:p>0.869827658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870244948623" calcext:value-type="float">
            <text:p>0.870244948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869368645126" calcext:value-type="float">
            <text:p>0.869368645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73586138558" calcext:value-type="float">
            <text:p>0.873586138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869798768423" calcext:value-type="float">
            <text:p>0.869798768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868936640741" calcext:value-type="float">
            <text:p>0.868936640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874914929377" calcext:value-type="float">
            <text:p>0.8749149294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879642392561" calcext:value-type="float">
            <text:p>0.879642392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876979048439" calcext:value-type="float">
            <text:p>0.87697904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877958960758" calcext:value-type="float">
            <text:p>0.877958960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880866202624" calcext:value-type="float">
            <text:p>0.88086620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883784154587" calcext:value-type="float">
            <text:p>0.883784154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882811379045" calcext:value-type="float">
            <text:p>0.88281137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885335957443" calcext:value-type="float">
            <text:p>0.885335957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885321796559" calcext:value-type="float">
            <text:p>0.885321796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888397868578" calcext:value-type="float">
            <text:p>0.88839786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890281744204" calcext:value-type="float">
            <text:p>0.8902817442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891949431531" calcext:value-type="float">
            <text:p>0.8919494315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91935451956" calcext:value-type="float">
            <text:p>0.89193545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893198032497" calcext:value-type="float">
            <text:p>0.8931980325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896392709849" calcext:value-type="float">
            <text:p>0.896392709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898926476268" calcext:value-type="float">
            <text:p>0.898926476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99798632957" calcext:value-type="float">
            <text:p>0.89979863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00098096318" calcext:value-type="float">
            <text:p>0.900098096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00637873687" calcext:value-type="float">
            <text:p>0.9006378737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02045216896" calcext:value-type="float">
            <text:p>0.902045216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06256807754" calcext:value-type="float">
            <text:p>0.906256807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05767974412" calcext:value-type="float">
            <text:p>0.905767974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06736274823" calcext:value-type="float">
            <text:p>0.906736274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07810996207" calcext:value-type="float">
            <text:p>0.9078109962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09736478392" calcext:value-type="float">
            <text:p>0.9097364784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12106245556" calcext:value-type="float">
            <text:p>0.912106245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13196532741" calcext:value-type="float">
            <text:p>0.9131965327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12734735959" calcext:value-type="float">
            <text:p>0.91273473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14453633959" calcext:value-type="float">
            <text:p>0.91445363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17368132624" calcext:value-type="float">
            <text:p>0.917368132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19554556432" calcext:value-type="float">
            <text:p>0.919554556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19545614029" calcext:value-type="float">
            <text:p>0.91954561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22001767053" calcext:value-type="float">
            <text:p>0.922001767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21635560802" calcext:value-type="float">
            <text:p>0.921635560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2459767351" calcext:value-type="float">
            <text:p>0.9245976735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25626689854" calcext:value-type="float">
            <text:p>0.9256266899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26093591021" calcext:value-type="float">
            <text:p>0.92609359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29832988808" calcext:value-type="float">
            <text:p>0.929832988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2982385119" calcext:value-type="float">
            <text:p>0.929823851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938498069" calcext:value-type="float">
            <text:p>0.930938498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3269256762" calcext:value-type="float">
            <text:p>0.933269256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4751268093" calcext:value-type="float">
            <text:p>0.934751268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5235562641" calcext:value-type="float">
            <text:p>0.935235562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941031382" calcext:value-type="float">
            <text:p>0.939410313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9550509776" calcext:value-type="float">
            <text:p>0.939550509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42564936302" calcext:value-type="float">
            <text:p>0.9425649363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45589473873" calcext:value-type="float">
            <text:p>0.9455894739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43477605773" calcext:value-type="float">
            <text:p>0.943477605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45977744505" calcext:value-type="float">
            <text:p>0.9459777445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45607147641" calcext:value-type="float">
            <text:p>0.945607147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47327817148" calcext:value-type="float">
            <text:p>0.947327817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49482650481" calcext:value-type="float">
            <text:p>0.9494826505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51930756195" calcext:value-type="float">
            <text:p>0.9519307562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53790236872" calcext:value-type="float">
            <text:p>0.95379023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5398739276" calcext:value-type="float">
            <text:p>0.953987392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56003651815" calcext:value-type="float">
            <text:p>0.956003651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58898498868" calcext:value-type="float">
            <text:p>0.958898498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59584946594" calcext:value-type="float">
            <text:p>0.959584946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61757737953" calcext:value-type="float">
            <text:p>0.9617577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61565504512" calcext:value-type="float">
            <text:p>0.961565504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64717114914" calcext:value-type="float">
            <text:p>0.9647171149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64533799506" calcext:value-type="float">
            <text:p>0.9645337995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67023853549" calcext:value-type="float">
            <text:p>0.9670238535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69305606128" calcext:value-type="float">
            <text:p>0.969305606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71243166849" calcext:value-type="float">
            <text:p>0.971243166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72102575464" calcext:value-type="float">
            <text:p>0.972102575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72853958415" calcext:value-type="float">
            <text:p>0.972853958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73479910615" calcext:value-type="float">
            <text:p>0.973479910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75841309178" calcext:value-type="float">
            <text:p>0.9758413092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77531001624" calcext:value-type="float">
            <text:p>0.977531001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79234874709" calcext:value-type="float">
            <text:p>0.9792348747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80902155444" calcext:value-type="float">
            <text:p>0.9809021554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81528107644" calcext:value-type="float">
            <text:p>0.981528107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83108149418" calcext:value-type="float">
            <text:p>0.9831081494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84912169359" calcext:value-type="float">
            <text:p>0.984912169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86243697917" calcext:value-type="float">
            <text:p>0.9862436979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88039859404" calcext:value-type="float">
            <text:p>0.9880398594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89867329599" calcext:value-type="float">
            <text:p>0.9898673296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1766244027" calcext:value-type="float">
            <text:p>0.99176624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3225793198" calcext:value-type="float">
            <text:p>0.993225793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4397286689" calcext:value-type="float">
            <text:p>0.994397286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5672896564" calcext:value-type="float">
            <text:p>0.995672896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7356037753" calcext:value-type="float">
            <text:p>0.997356037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8771924206" calcext:value-type="float">
            <text:p>0.998771924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rueKExperimentResult.A1:trueKExperimentResult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22:58:43.42314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23:22:13.006666535</dc:date>
    <meta:editing-duration>PT1H49M11S</meta:editing-duration>
    <meta:editing-cycles>4</meta:editing-cycles>
    <meta:generator>LibreOffice/5.1.3.2$Linux_X86_64 LibreOffice_project/10m0$Build-2</meta:generator>
    <meta:document-statistic meta:table-count="1" meta:cell-count="2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SilhouetteCoefficient to Number of Clusters</text:p>
        </chart:title>
        <chart:plot-area chart:style-name="ch3" table:cell-range-address="trueKExperimentResult.A1:trueKExperimentResult.B999" chart:data-source-has-labels="column" svg:x="0.32cm" svg:y="1.275cm" svg:width="15.36cm" svg:height="7.545cm">
          <chartooo:coordinate-region svg:x="1.047cm" svg:y="1.396cm" svg:width="14.633cm" svg:height="6.421cm"/>
          <chart:axis chart:dimension="x" chart:name="primary-x" chart:style-name="ch4" chartooo:axis-type="auto">
            <chartooo:date-scale/>
            <chart:categories table:cell-range-address="trueKExperimentResult.A1:trueKExperimentResult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ueKExperimentResult.B1:trueKExperimentResult.B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lusters</text:p>
                <draw:g>
                  <svg:desc>trueKExperimentResult.A1:trueKExperimentResult.A999</svg:desc>
                </draw:g>
              </table:table-cell>
              <table:table-cell office:value-type="float" office:value="NaN">
                <text:p>NaN</text:p>
                <draw:g>
                  <svg:desc>trueKExperimentResult.B1:trueKExperimentResult.B9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567867391949">
                <text:p>0.005678673919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519058620888">
                <text:p>0.00519058620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86847145013">
                <text:p>0.005868471450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719540250715">
                <text:p>0.00719540250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78327626952">
                <text:p>0.0078327626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804273157223">
                <text:p>0.008042731572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4887739886">
                <text:p>0.01048877398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84591389351">
                <text:p>0.00984591389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7517756274">
                <text:p>0.01175177562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27162199549">
                <text:p>0.01271621995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34855428299">
                <text:p>0.01348554282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393042946">
                <text:p>0.01393042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4526508903">
                <text:p>0.0145265089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39197690342">
                <text:p>0.01391976903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9730857939">
                <text:p>0.0159730857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57519796102">
                <text:p>0.01575197961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63793166009">
                <text:p>0.01637931660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64824322463">
                <text:p>0.01648243224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74284005812">
                <text:p>0.01742840058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72571349016">
                <text:p>0.0172571349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78788351399">
                <text:p>0.01787883513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71512067719">
                <text:p>0.01715120677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77625317978">
                <text:p>0.01776253179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5588371">
                <text:p>0.018555883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91319765812">
                <text:p>0.01913197658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97383313601">
                <text:p>0.01973833136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02759954308">
                <text:p>0.02027599543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75125523826">
                <text:p>0.0175125523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06151023468">
                <text:p>0.02061510234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90975207743">
                <text:p>0.01909752077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9233462964">
                <text:p>0.0192334629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195193583813">
                <text:p>0.01951935838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95537041866">
                <text:p>0.01955370418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06238667149">
                <text:p>0.02062386671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95210337245">
                <text:p>0.01952103372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94802469106">
                <text:p>0.01948024691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81960285638">
                <text:p>0.01819602856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93684938578">
                <text:p>0.0193684938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90265733872">
                <text:p>0.01902657338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25418552473">
                <text:p>0.02254185524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0579492516">
                <text:p>0.0205794925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02409187005">
                <text:p>0.02024091870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24328817798">
                <text:p>0.02243288177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206770345073">
                <text:p>0.02067703450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08776201458">
                <text:p>0.02087762014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204285471318">
                <text:p>0.02042854713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204149465965">
                <text:p>0.02041494659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15747552704">
                <text:p>0.02157475527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05980528856">
                <text:p>0.02059805288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224247095685">
                <text:p>0.02242470956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211203727129">
                <text:p>0.021120372712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84200753785">
                <text:p>0.01842007537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09106101349">
                <text:p>0.02091061013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213870153731">
                <text:p>0.02138701537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2480198526">
                <text:p>0.0224801985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204770325382">
                <text:p>0.02047703253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13628702146">
                <text:p>0.02136287021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09726613495">
                <text:p>0.02097266134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37130759636">
                <text:p>0.02371307596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44473793011">
                <text:p>0.02444737930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31499261792">
                <text:p>0.02314992617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30060860712">
                <text:p>0.02300608607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18484964609">
                <text:p>0.02184849646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39537834499">
                <text:p>0.02395378344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2921877274">
                <text:p>0.0229218772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38209046958">
                <text:p>0.023820904695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45986790355">
                <text:p>0.0245986790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29690483784">
                <text:p>0.02296904837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31050988348">
                <text:p>0.02310509883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357781864">
                <text:p>0.0235778186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14985520075">
                <text:p>0.02149855200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5131246535">
                <text:p>0.0251312465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29781993889">
                <text:p>0.02297819938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47867791913">
                <text:p>0.02478677919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32315268272">
                <text:p>0.023231526827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3561418769">
                <text:p>0.02356141876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44607491195">
                <text:p>0.02446074911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56196254312">
                <text:p>0.02561962543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6527617361">
                <text:p>0.025652761736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229480929853">
                <text:p>0.02294809298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226296551181">
                <text:p>0.02262965511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233064405035">
                <text:p>0.02330644050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275827377534">
                <text:p>0.02758273775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293861284334">
                <text:p>0.02938612843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59844639109">
                <text:p>0.02598446391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51538480473">
                <text:p>0.02515384804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65930673441">
                <text:p>0.02659306734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256046874035">
                <text:p>0.02560468740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76605047708">
                <text:p>0.02766050477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5933742967">
                <text:p>0.02359337429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27365281581">
                <text:p>0.0273652815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6265119004">
                <text:p>0.0262651190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86307766079">
                <text:p>0.028630776607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268601768025">
                <text:p>0.02686017680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63364541976">
                <text:p>0.026336454197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78402029497">
                <text:p>0.02784020294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67350687421">
                <text:p>0.02673506874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77926825701">
                <text:p>0.0277926825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64916239103">
                <text:p>0.02649162391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257906017394">
                <text:p>0.025790601739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57674879638">
                <text:p>0.02576748796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270740815306">
                <text:p>0.02707408153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331264483459">
                <text:p>0.033126448345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262017980905">
                <text:p>0.02620179809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279294086453">
                <text:p>0.027929408645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271679126222">
                <text:p>0.02716791262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27429106412">
                <text:p>0.0274291064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7296176752">
                <text:p>0.0272961767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88295708871">
                <text:p>0.02882957088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259348115033">
                <text:p>0.02593481150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272469643556">
                <text:p>0.02724696435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293728146048">
                <text:p>0.0293728146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289453115347">
                <text:p>0.028945311534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68182825903">
                <text:p>0.02681828259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276509309611">
                <text:p>0.02765093096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76715464732">
                <text:p>0.027671546473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293413106234">
                <text:p>0.02934131062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12909754215">
                <text:p>0.0312909754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91326600784">
                <text:p>0.029132660078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296451579892">
                <text:p>0.029645157989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307594373608">
                <text:p>0.030759437360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11176042663">
                <text:p>0.03111760426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311413525009">
                <text:p>0.031141352500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14853182325">
                <text:p>0.031485318232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02496381901">
                <text:p>0.030249638190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25548488646">
                <text:p>0.03255484886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78796480967">
                <text:p>0.027879648096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89420259907">
                <text:p>0.028942025990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30415028169">
                <text:p>0.03304150281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370839619079">
                <text:p>0.03708396190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20586317101">
                <text:p>0.03205863171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331804477272">
                <text:p>0.03318044772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339122634596">
                <text:p>0.03391226345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34882728464">
                <text:p>0.033488272846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36931257965">
                <text:p>0.033693125796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308321460553">
                <text:p>0.030832146055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319012056">
                <text:p>0.033190120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329699334017">
                <text:p>0.03296993340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25468416967">
                <text:p>0.03254684169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64553496204">
                <text:p>0.036455349620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319152516868">
                <text:p>0.031915251686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33961551107">
                <text:p>0.033396155110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342887083184">
                <text:p>0.03428870831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336336801461">
                <text:p>0.033633680146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336966275547">
                <text:p>0.033696627554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36887160917">
                <text:p>0.03688716091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57991715397">
                <text:p>0.03579917153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347682042964">
                <text:p>0.03476820429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52419531419">
                <text:p>0.035241953141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362898056577">
                <text:p>0.03628980565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34013566362">
                <text:p>0.03401356636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402883952532">
                <text:p>0.04028839525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91289048544">
                <text:p>0.039128904854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80507381729">
                <text:p>0.038050738172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361202323328">
                <text:p>0.03612023233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39158456696">
                <text:p>0.03915845669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61861313748">
                <text:p>0.03618613137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416040070791">
                <text:p>0.04160400707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89835086221">
                <text:p>0.03898350862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38396434053">
                <text:p>0.03839643405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403786396969">
                <text:p>0.040378639696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400247252533">
                <text:p>0.040024725253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38380593944">
                <text:p>0.0383805939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97444821775">
                <text:p>0.039744482177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352150240183">
                <text:p>0.035215024018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413103523051">
                <text:p>0.041310352305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361268319558">
                <text:p>0.03612683195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454307418806">
                <text:p>0.04543074188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401412349802">
                <text:p>0.04014123498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416236058685">
                <text:p>0.041623605868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40791839519">
                <text:p>0.04407918395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428180389533">
                <text:p>0.04281803895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40168866993">
                <text:p>0.0401688669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460255139539">
                <text:p>0.046025513953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463162945981">
                <text:p>0.046316294598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377696496496">
                <text:p>0.037769649649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434646494624">
                <text:p>0.043464649462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16946156878">
                <text:p>0.05169461568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0768973754">
                <text:p>0.05076897375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10402769623">
                <text:p>0.041040276962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475122791888">
                <text:p>0.047512279188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82887368527">
                <text:p>0.048288736852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429005297195">
                <text:p>0.04290052971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440746644225">
                <text:p>0.044074664422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479600760931">
                <text:p>0.04796007609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468939815615">
                <text:p>0.046893981561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465879651348">
                <text:p>0.04658796513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5121820395">
                <text:p>0.051218203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110937987">
                <text:p>0.05101109379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546608552267">
                <text:p>0.05466085522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501639373905">
                <text:p>0.050163937390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499369803967">
                <text:p>0.049936980396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497361514166">
                <text:p>0.04973615141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46732864603">
                <text:p>0.0467328646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479914513197">
                <text:p>0.047991451319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4747335916">
                <text:p>0.0474733591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488983309745">
                <text:p>0.048898330974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561565796514">
                <text:p>0.05615657965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34091986411">
                <text:p>0.053409198641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555273280894">
                <text:p>0.055527328089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499340168099">
                <text:p>0.04993401680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507348684834">
                <text:p>0.05073486848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598735291909">
                <text:p>0.05987352919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503545421753">
                <text:p>0.050354542175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58511247115">
                <text:p>0.0585112471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513929614785">
                <text:p>0.051392961478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517331582712">
                <text:p>0.05173315827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50571575823">
                <text:p>0.0505715758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580917773168">
                <text:p>0.058091777316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570196430244">
                <text:p>0.057019643024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5688011841">
                <text:p>0.056880118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548862756834">
                <text:p>0.05488627568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64227820118">
                <text:p>0.064227820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492046550858">
                <text:p>0.049204655085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605905774808">
                <text:p>0.060590577480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621352034683">
                <text:p>0.062135203468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566649031319">
                <text:p>0.056664903131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631675158877">
                <text:p>0.063167515887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28703395915">
                <text:p>0.062870339591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652435376028">
                <text:p>0.06524353760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59015905536">
                <text:p>0.05901590553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601227835742">
                <text:p>0.06012278357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653251117064">
                <text:p>0.065325111706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630047961253">
                <text:p>0.063004796125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69605987178">
                <text:p>0.06960598717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67533043416">
                <text:p>0.06753304341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621931403851">
                <text:p>0.062193140385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633933510848">
                <text:p>0.06339335108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669688187467">
                <text:p>0.06696881874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663760798633">
                <text:p>0.066376079863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720061740547">
                <text:p>0.072006174054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660303437737">
                <text:p>0.066030343773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709066901123">
                <text:p>0.070906690112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696160965425">
                <text:p>0.069616096542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09774949846">
                <text:p>0.070977494984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740556860287">
                <text:p>0.074055686028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719927538496">
                <text:p>0.071992753849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96934252977">
                <text:p>0.07969342529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794003571183">
                <text:p>0.079400357118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765020472602">
                <text:p>0.076502047260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75029931958">
                <text:p>0.07502993195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780008656063">
                <text:p>0.078000865606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746090529665">
                <text:p>0.07460905296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855421010641">
                <text:p>0.08554210106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770466836219">
                <text:p>0.077046683621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683302971879">
                <text:p>0.068330297187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859112603041">
                <text:p>0.085911260304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83935138416">
                <text:p>0.0839351384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8712814965">
                <text:p>0.0787128149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785997158794">
                <text:p>0.078599715879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779099103963">
                <text:p>0.077909910396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777967033694">
                <text:p>0.077796703369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835378282377">
                <text:p>0.083537828237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787431526741">
                <text:p>0.07874315267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792450739912">
                <text:p>0.079245073991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89078135889">
                <text:p>0.08907813588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928128818896">
                <text:p>0.09281288188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833391785799">
                <text:p>0.08333917857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929899036634">
                <text:p>0.09298990366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919474208144">
                <text:p>0.091947420814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850117351761">
                <text:p>0.085011735176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795504819731">
                <text:p>0.079550481973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936182885705">
                <text:p>0.09361828857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86807775291">
                <text:p>0.08680777529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915969893966">
                <text:p>0.091596989396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924093205006">
                <text:p>0.092409320500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917930316458">
                <text:p>0.091793031645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926151999867">
                <text:p>0.092615199986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788558693605">
                <text:p>0.078855869360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946862997767">
                <text:p>0.094686299776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874067496092">
                <text:p>0.087406749609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99494940645">
                <text:p>0.09949494064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956206845135">
                <text:p>0.095620684513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104550461292">
                <text:p>0.10455046129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997982746366">
                <text:p>0.099798274636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106578046719">
                <text:p>0.10657804671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107527822587">
                <text:p>0.10752782258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102957847352">
                <text:p>0.10295784735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03555867198">
                <text:p>0.10355586719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03003061456">
                <text:p>0.1030030614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105712362625">
                <text:p>0.10571236262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110853393785">
                <text:p>0.11085339378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967357495385">
                <text:p>0.096735749538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111099787092">
                <text:p>0.1110997870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05826767925">
                <text:p>0.1058267679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11147371134">
                <text:p>0.1111473711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00608454629">
                <text:p>0.10060845462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10055670508">
                <text:p>0.1100556705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5193441404">
                <text:p>0.11519344140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111460585526">
                <text:p>0.11146058552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10083063072">
                <text:p>0.11008306307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111457544173">
                <text:p>0.11145754417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115507725868">
                <text:p>0.11550772586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121248784275">
                <text:p>0.1212487842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120992780158">
                <text:p>0.12099278015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2336167282">
                <text:p>0.123361672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12324507857">
                <text:p>0.123245078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108658507855">
                <text:p>0.1086585078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8832750038">
                <text:p>0.11883275003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115726527188">
                <text:p>0.1157265271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122865976615">
                <text:p>0.12286597661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120133331095">
                <text:p>0.12013333109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122827957957">
                <text:p>0.12282795795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119350386143">
                <text:p>0.1193503861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120137890782">
                <text:p>0.12013789078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123941963096">
                <text:p>0.12394196309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132023817879">
                <text:p>0.13202381787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129350378161">
                <text:p>0.12935037816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28951720681">
                <text:p>0.12895172068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129280609813">
                <text:p>0.12928060981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127549655658">
                <text:p>0.12754965565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135128787085">
                <text:p>0.13512878708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137809849562">
                <text:p>0.137809849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122451140135">
                <text:p>0.12245114013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133691950861">
                <text:p>0.13369195086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140745489766">
                <text:p>0.14074548976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146531100952">
                <text:p>0.14653110095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131127945558">
                <text:p>0.13112794555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30870272">
                <text:p>0.13087027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133990844855">
                <text:p>0.13399084485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129926599293">
                <text:p>0.12992659929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134416022823">
                <text:p>0.13441602282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145145845673">
                <text:p>0.14514584567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143096078389">
                <text:p>0.14309607838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144113086675">
                <text:p>0.14411308667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135046368894">
                <text:p>0.13504636889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152498985789">
                <text:p>0.15249898578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137848655122">
                <text:p>0.1378486551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45301647706">
                <text:p>0.14530164770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148493787959">
                <text:p>0.14849378795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158063842578">
                <text:p>0.15806384257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159753602839">
                <text:p>0.15975360283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1425357444">
                <text:p>0.142535744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150321694713">
                <text:p>0.15032169471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146056457533">
                <text:p>0.14605645753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165857859389">
                <text:p>0.1658578593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148131347806">
                <text:p>0.1481313478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138360430555">
                <text:p>0.1383604305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48235361967">
                <text:p>0.14823536196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169016166086">
                <text:p>0.16901616608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157763180196">
                <text:p>0.15776318019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154079664749">
                <text:p>0.15407966474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154832709015">
                <text:p>0.1548327090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164648189585">
                <text:p>0.16464818958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154346676202">
                <text:p>0.1543466762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157374981015">
                <text:p>0.1573749810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170707555669">
                <text:p>0.17070755566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170988645156">
                <text:p>0.1709886451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6995293645">
                <text:p>0.1699529364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15687506954">
                <text:p>0.1568750695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156693333927">
                <text:p>0.15669333392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177530276786">
                <text:p>0.17753027678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169494431033">
                <text:p>0.16949443103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164075246647">
                <text:p>0.164075246647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17003315269">
                <text:p>0.170033152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175160333012">
                <text:p>0.17516033301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181253382637">
                <text:p>0.18125338263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182267387845">
                <text:p>0.1822673878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74907116563">
                <text:p>0.17490711656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167783434948">
                <text:p>0.16778343494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180316197391">
                <text:p>0.180316197391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180618632725">
                <text:p>0.18061863272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176320308963">
                <text:p>0.17632030896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175961943078">
                <text:p>0.17596194307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182155949152">
                <text:p>0.18215594915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171717009889">
                <text:p>0.17171700988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180123134488">
                <text:p>0.18012313448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184384663004">
                <text:p>0.1843846630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87525107326">
                <text:p>0.18752510732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184025995632">
                <text:p>0.18402599563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190751107587">
                <text:p>0.19075110758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197286903598">
                <text:p>0.19728690359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188631176798">
                <text:p>0.18863117679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183959691222">
                <text:p>0.18395969122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192079248953">
                <text:p>0.19207924895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196661205857">
                <text:p>0.19666120585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198203086674">
                <text:p>0.198203086674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194596218122">
                <text:p>0.19459621812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99271402731">
                <text:p>0.19927140273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00800749612">
                <text:p>0.20080074961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02819096373">
                <text:p>0.20281909637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197347074285">
                <text:p>0.19734707428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190338563446">
                <text:p>0.19033856344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188718245616">
                <text:p>0.18871824561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02987575078">
                <text:p>0.20298757507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00168500233">
                <text:p>0.20016850023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196577883163">
                <text:p>0.19657788316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04554271032">
                <text:p>0.2045542710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02026514557">
                <text:p>0.20202651455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06174999495">
                <text:p>0.20617499949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07546797872">
                <text:p>0.20754679787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07258697919">
                <text:p>0.20725869791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1208174431">
                <text:p>0.2120817443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18840796544">
                <text:p>0.21884079654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04681192321">
                <text:p>0.20468119232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11650415566">
                <text:p>0.21165041556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17636227008">
                <text:p>0.2176362270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08359841941">
                <text:p>0.2083598419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0038232348">
                <text:p>0.22003823234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213042953915">
                <text:p>0.21304295391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217808068553">
                <text:p>0.21780806855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226142296816">
                <text:p>0.22614229681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223688751054">
                <text:p>0.22368875105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22974125712">
                <text:p>0.2297412571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227641063282">
                <text:p>0.22764106328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230255698651">
                <text:p>0.23025569865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224049781734">
                <text:p>0.22404978173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232774492441">
                <text:p>0.23277449244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34063683707">
                <text:p>0.23406368370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242173188772">
                <text:p>0.24217318877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237399391555">
                <text:p>0.23739939155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237416190848">
                <text:p>0.23741619084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238635597863">
                <text:p>0.23863559786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237619609492">
                <text:p>0.23761960949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231518524681">
                <text:p>0.23151852468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241402696237">
                <text:p>0.24140269623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242435102348">
                <text:p>0.24243510234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250726327706">
                <text:p>0.25072632770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46357215888">
                <text:p>0.24635721588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251002848853">
                <text:p>0.25100284885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235948320891">
                <text:p>0.23594832089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234433720716">
                <text:p>0.23443372071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246647056393">
                <text:p>0.24664705639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47950501855">
                <text:p>0.24795050185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258229569343">
                <text:p>0.258229569343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237067763431">
                <text:p>0.23706776343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267199402704">
                <text:p>0.26719940270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246546594717">
                <text:p>0.24654659471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5199004366">
                <text:p>0.2519900436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51606774682">
                <text:p>0.25160677468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250383817532">
                <text:p>0.25038381753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253915769104">
                <text:p>0.25391576910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263111080539">
                <text:p>0.26311108053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267840594561">
                <text:p>0.26784059456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255649603815">
                <text:p>0.25564960381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257670636311">
                <text:p>0.2576706363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274746363748">
                <text:p>0.27474636374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272645380544">
                <text:p>0.27264538054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71841899312">
                <text:p>0.27184189931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279174857244">
                <text:p>0.27917485724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271427749891">
                <text:p>0.27142774989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2701431606">
                <text:p>0.270143160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27266858875">
                <text:p>0.2726685887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278698867359">
                <text:p>0.27869886735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281078671499">
                <text:p>0.28107867149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277227927791">
                <text:p>0.27722792779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272742553804">
                <text:p>0.27274255380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268771305822">
                <text:p>0.26877130582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7917713133">
                <text:p>0.2791771313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28043723326">
                <text:p>0.2804372332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274915436391">
                <text:p>0.27491543639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83050519076">
                <text:p>0.28305051907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8138067758">
                <text:p>0.2881380677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8429986948">
                <text:p>0.28842998694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82443682792">
                <text:p>0.28244368279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90398438485">
                <text:p>0.29039843848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92347402887">
                <text:p>0.29234740288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8855480044">
                <text:p>0.2885548004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8814778061">
                <text:p>0.2881477806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94139706538">
                <text:p>0.29413970653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99632594492">
                <text:p>0.29963259449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98601367899">
                <text:p>0.29860136789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94341928885">
                <text:p>0.29434192888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98541166002">
                <text:p>0.29854116600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9777257652">
                <text:p>0.2977725765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9772109891">
                <text:p>0.2977210989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297754987259">
                <text:p>0.29775498725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299520708352">
                <text:p>0.2995207083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97612521258">
                <text:p>0.297612521258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302157116608">
                <text:p>0.30215711660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302821831565">
                <text:p>0.30282183156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311211266588">
                <text:p>0.31121126658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306145010039">
                <text:p>0.306145010039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305190452458">
                <text:p>0.3051904524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303343107582">
                <text:p>0.30334310758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31321568617">
                <text:p>0.31321568617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321589426117">
                <text:p>0.32158942611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313843223027">
                <text:p>0.31384322302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12420954258">
                <text:p>0.31242095425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313701990896">
                <text:p>0.31370199089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315082320865">
                <text:p>0.315082320865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319852202214">
                <text:p>0.31985220221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315377727398">
                <text:p>0.31537772739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325862073293">
                <text:p>0.32586207329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3169165423">
                <text:p>0.316916542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31562030222">
                <text:p>0.3156203022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309085383808">
                <text:p>0.30908538380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323371192138">
                <text:p>0.32337119213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316900377101">
                <text:p>0.31690037710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322311241629">
                <text:p>0.32231124162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330923226363">
                <text:p>0.33092322636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328034755969">
                <text:p>0.32803475596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324389432604">
                <text:p>0.32438943260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331482897922">
                <text:p>0.33148289792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33313850118">
                <text:p>0.3331385011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327409688142">
                <text:p>0.327409688142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330038077981">
                <text:p>0.33003807798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328995243559">
                <text:p>0.3289952435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252919396">
                <text:p>0.3425291939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346930776029">
                <text:p>0.34693077602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335872167988">
                <text:p>0.33587216798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339470899548">
                <text:p>0.33947089954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339530792015">
                <text:p>0.33953079201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339389910133">
                <text:p>0.33938991013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338338509899">
                <text:p>0.33833850989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338350989087">
                <text:p>0.33835098908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34711901612">
                <text:p>0.3471190161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347150369519">
                <text:p>0.34715036951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335723018452">
                <text:p>0.33572301845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345058812593">
                <text:p>0.3450588125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59355810852">
                <text:p>0.35935581085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346985544728">
                <text:p>0.34698554472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358467638984">
                <text:p>0.35846763898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355154986254">
                <text:p>0.35515498625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35261845466">
                <text:p>0.3526184546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351911029377">
                <text:p>0.35191102937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352914288311">
                <text:p>0.352914288311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360847127376">
                <text:p>0.3608471273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355665871698">
                <text:p>0.35566587169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363665911413">
                <text:p>0.36366591141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359750547135">
                <text:p>0.35975054713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364869355456">
                <text:p>0.36486935545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364833710119">
                <text:p>0.36483371011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369570737125">
                <text:p>0.36957073712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374980052425">
                <text:p>0.37498005242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369538923312">
                <text:p>0.36953892331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371355993777">
                <text:p>0.37135599377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359325168889">
                <text:p>0.35932516888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371240082966">
                <text:p>0.37124008296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373051994908">
                <text:p>0.373051994908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381790237995">
                <text:p>0.38179023799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38556938603">
                <text:p>0.3855693860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367995828058">
                <text:p>0.36799582805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378082416582">
                <text:p>0.37808241658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373039004916">
                <text:p>0.373039004916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379908077269">
                <text:p>0.37990807726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378541395857">
                <text:p>0.37854139585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383194795571">
                <text:p>0.38319479557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87642453058">
                <text:p>0.38764245305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89022898718">
                <text:p>0.389022898718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8949972218">
                <text:p>0.3894997221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81352721505">
                <text:p>0.38135272150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82634233803">
                <text:p>0.38263423380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86796314421">
                <text:p>0.38679631442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90103479868">
                <text:p>0.39010347986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3916808364">
                <text:p>0.391680836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392942287539">
                <text:p>0.39294228753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393656000038">
                <text:p>0.39365600003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39330554886">
                <text:p>0.39330554886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384240462177">
                <text:p>0.38424046217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396689359789">
                <text:p>0.39668935978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408694447273">
                <text:p>0.40869444727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40049661472">
                <text:p>0.4004966147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400277805523">
                <text:p>0.40027780552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404620188582">
                <text:p>0.40462018858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391993540472">
                <text:p>0.39199354047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401627221082">
                <text:p>0.40162722108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413549337991">
                <text:p>0.41354933799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412845162308">
                <text:p>0.41284516230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401664554111">
                <text:p>0.40166455411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41187616726">
                <text:p>0.4118761672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404086279706">
                <text:p>0.40408627970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409494502378">
                <text:p>0.40949450237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409694638456">
                <text:p>0.409694638456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418022916949">
                <text:p>0.41802291694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417348749001">
                <text:p>0.417348749001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408449819346">
                <text:p>0.40844981934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421771885783">
                <text:p>0.42177188578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414402974219">
                <text:p>0.414402974219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422299396187">
                <text:p>0.42229939618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420911020234">
                <text:p>0.42091102023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417042950945">
                <text:p>0.41704295094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425244527247">
                <text:p>0.42524452724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428322148768">
                <text:p>0.4283221487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424960308287">
                <text:p>0.42496030828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427107639884">
                <text:p>0.42710763988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429151358332">
                <text:p>0.42915135833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433190423412">
                <text:p>0.43319042341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435745005157">
                <text:p>0.43574500515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440803009587">
                <text:p>0.44080300958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432470690388">
                <text:p>0.43247069038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432917227781">
                <text:p>0.43291722778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435015604556">
                <text:p>0.43501560455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435312568293">
                <text:p>0.43531256829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436506861307">
                <text:p>0.43650686130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43544055798">
                <text:p>0.4354405579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441246890914">
                <text:p>0.44124689091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439488759603">
                <text:p>0.43948875960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439881194261">
                <text:p>0.439881194261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441032413472">
                <text:p>0.44103241347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44889269499">
                <text:p>0.4488926949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449813497743">
                <text:p>0.44981349774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444499810524">
                <text:p>0.444499810524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452493676925">
                <text:p>0.45249367692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451755107916">
                <text:p>0.45175510791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450687149273">
                <text:p>0.450687149273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447125108992">
                <text:p>0.44712510899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451455615633">
                <text:p>0.4514556156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62975019769">
                <text:p>0.46297501976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458198901651">
                <text:p>0.458198901651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46131281895">
                <text:p>0.461312818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468033035659">
                <text:p>0.46803303565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462399182175">
                <text:p>0.46239918217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453924015629">
                <text:p>0.45392401562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456003563648">
                <text:p>0.45600356364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467420759353">
                <text:p>0.46742075935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461129758989">
                <text:p>0.46112975898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463456255347">
                <text:p>0.46345625534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470443269559">
                <text:p>0.47044326955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459756034671">
                <text:p>0.459756034671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460563984654">
                <text:p>0.46056398465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472625753857">
                <text:p>0.47262575385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46878432882">
                <text:p>0.4687843288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469759392054">
                <text:p>0.46975939205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483609274415">
                <text:p>0.48360927441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470612442491">
                <text:p>0.470612442491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478122213367">
                <text:p>0.47812221336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47066690522">
                <text:p>0.470666905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474905666836">
                <text:p>0.47490566683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485097986032">
                <text:p>0.48509798603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479421592375">
                <text:p>0.47942159237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472514668018">
                <text:p>0.472514668018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476251537152">
                <text:p>0.47625153715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0650266364">
                <text:p>0.48065026636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48409808947">
                <text:p>0.4840980894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489092675268">
                <text:p>0.48909267526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486576821238">
                <text:p>0.48657682123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490826105208">
                <text:p>0.4908261052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93866328368">
                <text:p>0.49386632836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487056689755">
                <text:p>0.48705668975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489397936315">
                <text:p>0.48939793631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496320737252">
                <text:p>0.49632073725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500685828406">
                <text:p>0.50068582840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489366262453">
                <text:p>0.489366262453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490824339998">
                <text:p>0.49082433999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500157240846">
                <text:p>0.50015724084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507587038603">
                <text:p>0.50758703860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503244806204">
                <text:p>0.50324480620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501545802684">
                <text:p>0.50154580268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50387339051">
                <text:p>0.5038733905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510477635507">
                <text:p>0.51047763550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504332677815">
                <text:p>0.50433267781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506288168417">
                <text:p>0.50628816841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508912900027">
                <text:p>0.50891290002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505097533611">
                <text:p>0.50509753361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507316463433">
                <text:p>0.507316463433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514154995616">
                <text:p>0.51415499561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519635424215">
                <text:p>0.5196354242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512046674157">
                <text:p>0.512046674157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516160112578">
                <text:p>0.51616011257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515514199306">
                <text:p>0.515514199306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517414250491">
                <text:p>0.51741425049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516468172973">
                <text:p>0.516468172973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519677627973">
                <text:p>0.51967762797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527075475144">
                <text:p>0.52707547514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520597742267">
                <text:p>0.52059774226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526179527183">
                <text:p>0.526179527183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526089854434">
                <text:p>0.52608985443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540383746602">
                <text:p>0.54038374660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521987585699">
                <text:p>0.521987585699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529466292588">
                <text:p>0.52946629258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523987487125">
                <text:p>0.52398748712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5330664815">
                <text:p>0.53306648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527871895185">
                <text:p>0.52787189518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531748384905">
                <text:p>0.53174838490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531712475881">
                <text:p>0.53171247588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531990412854">
                <text:p>0.531990412854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529103065227">
                <text:p>0.5291030652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536786606328">
                <text:p>0.53678660632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539603705071">
                <text:p>0.53960370507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526422086134">
                <text:p>0.52642208613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538794877862">
                <text:p>0.5387948778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536434768489">
                <text:p>0.53643476848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540330754275">
                <text:p>0.54033075427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542837198401">
                <text:p>0.54283719840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542069433353">
                <text:p>0.542069433353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551902356868">
                <text:p>0.5519023568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543191514825">
                <text:p>0.54319151482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548114629168">
                <text:p>0.54811462916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554918705375">
                <text:p>0.55491870537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548841190791">
                <text:p>0.54884119079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550832367337">
                <text:p>0.55083236733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553963114449">
                <text:p>0.553963114449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559618464521">
                <text:p>0.55961846452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556258936297">
                <text:p>0.55625893629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550284635968">
                <text:p>0.55028463596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557217531611">
                <text:p>0.55721753161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562840260681">
                <text:p>0.5628402606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56434544826">
                <text:p>0.5643454482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568586120385">
                <text:p>0.56858612038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565310567847">
                <text:p>0.56531056784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571429665105">
                <text:p>0.57142966510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571216964325">
                <text:p>0.571216964325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5631014827">
                <text:p>0.563101482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572480742951">
                <text:p>0.57248074295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57564332498">
                <text:p>0.5756433249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574956699547">
                <text:p>0.57495669954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57900250015">
                <text:p>0.579002500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80239441415">
                <text:p>0.58023944141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573863797831">
                <text:p>0.573863797831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580488278709">
                <text:p>0.58048827870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578715435253">
                <text:p>0.57871543525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577755275702">
                <text:p>0.577755275702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582758730788">
                <text:p>0.58275873078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579649505218">
                <text:p>0.57964950521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584623527872">
                <text:p>0.58462352787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580195534824">
                <text:p>0.58019553482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587808499211">
                <text:p>0.58780849921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58543992212">
                <text:p>0.5854399221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589445158419">
                <text:p>0.58944515841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587301032101">
                <text:p>0.58730103210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584953064167">
                <text:p>0.584953064167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594191753275">
                <text:p>0.59419175327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586522621766">
                <text:p>0.58652262176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591950666814">
                <text:p>0.59195066681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594528348589">
                <text:p>0.594528348589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593882891931">
                <text:p>0.59388289193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596228408883">
                <text:p>0.59622840888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99350259618">
                <text:p>0.59935025961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05177230774">
                <text:p>0.60517723077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02787500933">
                <text:p>0.60278750093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03626384898">
                <text:p>0.60362638489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08055024731">
                <text:p>0.60805502473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0773859745">
                <text:p>0.6077385974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03267226871">
                <text:p>0.60326722687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08979014401">
                <text:p>0.60897901440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07714059866">
                <text:p>0.60771405986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16976466099">
                <text:p>0.6169764660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0442543811">
                <text:p>0.6044254381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16606845242">
                <text:p>0.61660684524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20327316711">
                <text:p>0.62032731671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09448830944">
                <text:p>0.60944883094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15185265345">
                <text:p>0.61518526534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138296294">
                <text:p>0.613829629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19814242522">
                <text:p>0.61981424252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20961449235">
                <text:p>0.62096144923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20013970854">
                <text:p>0.62001397085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22124037133">
                <text:p>0.62212403713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33349834008">
                <text:p>0.63334983400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28762519376">
                <text:p>0.62876251937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34127569912">
                <text:p>0.63412756991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29894305817">
                <text:p>0.62989430581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26064492175">
                <text:p>0.62606449217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2981528113">
                <text:p>0.6298152811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34085944896">
                <text:p>0.63408594489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35448681282">
                <text:p>0.63544868128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38736430472">
                <text:p>0.63873643047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35985906102">
                <text:p>0.63598590610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31885885282">
                <text:p>0.63188588528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38589708295">
                <text:p>0.63858970829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4025333119">
                <text:p>0.6402533311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37708001596">
                <text:p>0.637708001596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38938796001">
                <text:p>0.638938796001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37242169198">
                <text:p>0.63724216919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4397519815">
                <text:p>0.6439751981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48018150986">
                <text:p>0.64801815098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49481641671">
                <text:p>0.649481641671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54599325252">
                <text:p>0.65459932525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45761462212">
                <text:p>0.64576146221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57193764441">
                <text:p>0.65719376444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58226854001">
                <text:p>0.65822685400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56628482234">
                <text:p>0.65662848223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53797811467">
                <text:p>0.65379781146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62171610657">
                <text:p>0.662171610657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62246486057">
                <text:p>0.66224648605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61144047409">
                <text:p>0.66114404740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65172419599">
                <text:p>0.66517241959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65757353974">
                <text:p>0.66575735397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63328675068">
                <text:p>0.66332867506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64527611335">
                <text:p>0.6645276113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68890942444">
                <text:p>0.66889094244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69682141079">
                <text:p>0.66968214107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72252231894">
                <text:p>0.67225223189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71843030399">
                <text:p>0.67184303039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74721909779">
                <text:p>0.67472190977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73471699958">
                <text:p>0.67347169995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77777448161">
                <text:p>0.67777744816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82019584976">
                <text:p>0.68201958497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84510834628">
                <text:p>0.68451083462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7600109547">
                <text:p>0.6760010954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87168656919">
                <text:p>0.687168656919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8243375628">
                <text:p>0.6824337562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84717227192">
                <text:p>0.68471722719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8815838837">
                <text:p>0.6881583883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87116180862">
                <text:p>0.6871161808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87995035356">
                <text:p>0.68799503535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78184360229">
                <text:p>0.67818436022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88953912699">
                <text:p>0.68895391269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88738904472">
                <text:p>0.68873890447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89951432205">
                <text:p>0.68995143220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93867394428">
                <text:p>0.69386739442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99286310094">
                <text:p>0.69928631009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9434155284">
                <text:p>0.6943415528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99381845319">
                <text:p>0.69938184531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704407946406">
                <text:p>0.70440794640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97535339985">
                <text:p>0.69753533998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94581569287">
                <text:p>0.69458156928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707942683751">
                <text:p>0.70794268375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03054743138">
                <text:p>0.703054743138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71451855429">
                <text:p>0.71451855429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712925344062">
                <text:p>0.7129253440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704606608813">
                <text:p>0.70460660881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707889323299">
                <text:p>0.70788932329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710729486356">
                <text:p>0.710729486356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717705020179">
                <text:p>0.717705020179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713993985382">
                <text:p>0.71399398538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714291715379">
                <text:p>0.714291715379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718029481517">
                <text:p>0.71802948151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713978845654">
                <text:p>0.71397884565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717652621796">
                <text:p>0.717652621796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719668179036">
                <text:p>0.719668179036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725034559994">
                <text:p>0.72503455999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725387014707">
                <text:p>0.72538701470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728110840536">
                <text:p>0.72811084053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729826200668">
                <text:p>0.72982620066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729827803378">
                <text:p>0.729827803378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730488196354">
                <text:p>0.73048819635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730747679377">
                <text:p>0.73074767937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733167906605">
                <text:p>0.733167906605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736079477382">
                <text:p>0.73607947738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736965270341">
                <text:p>0.73696527034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738079105094">
                <text:p>0.738079105094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73642461554">
                <text:p>0.7364246155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740811751717">
                <text:p>0.74081175171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741258479068">
                <text:p>0.74125847906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743279692846">
                <text:p>0.74327969284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746730429623">
                <text:p>0.746730429623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747355088159">
                <text:p>0.74735508815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748016397616">
                <text:p>0.74801639761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752447274973">
                <text:p>0.75244727497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750159934944">
                <text:p>0.750159934944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750128239166">
                <text:p>0.75012823916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757966577618">
                <text:p>0.75796657761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75361706047">
                <text:p>0.7536170604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757955350394">
                <text:p>0.75795535039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763729923697">
                <text:p>0.763729923697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759374490656">
                <text:p>0.75937449065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763975310609">
                <text:p>0.76397531060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761689434476">
                <text:p>0.76168943447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763188075421">
                <text:p>0.763188075421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76046899047">
                <text:p>0.7604689904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771009176638">
                <text:p>0.771009176638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769452709778">
                <text:p>0.769452709778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766522021468">
                <text:p>0.76652202146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768123108948">
                <text:p>0.768123108948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775785784604">
                <text:p>0.77578578460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776846442123">
                <text:p>0.77684644212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776456498904">
                <text:p>0.77645649890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772177142115">
                <text:p>0.77217714211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777631361651">
                <text:p>0.777631361651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773435870542">
                <text:p>0.77343587054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7809174976">
                <text:p>0.780917497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780948511068">
                <text:p>0.78094851106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783443639834">
                <text:p>0.78344363983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784353285282">
                <text:p>0.78435328528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788546471359">
                <text:p>0.788546471359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786550125547">
                <text:p>0.7865501255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78845081961">
                <text:p>0.788450819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789919834602">
                <text:p>0.789919834602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792286298932">
                <text:p>0.79228629893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793954782742">
                <text:p>0.79395478274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792977755467">
                <text:p>0.79297775546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798160417692">
                <text:p>0.79816041769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800689448932">
                <text:p>0.80068944893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800695752131">
                <text:p>0.80069575213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80015683599">
                <text:p>0.8001568359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799051219123">
                <text:p>0.79905121912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80505270046">
                <text:p>0.8050527004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804343038269">
                <text:p>0.80434303826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81041578077">
                <text:p>0.81041578077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806477775765">
                <text:p>0.80647777576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808061047883">
                <text:p>0.80806104788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14681090567">
                <text:p>0.81468109056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811256991605">
                <text:p>0.811256991605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80898213545">
                <text:p>0.8089821354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814105792348">
                <text:p>0.81410579234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815685419371">
                <text:p>0.815685419371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81792679508">
                <text:p>0.8179267950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818582567151">
                <text:p>0.818582567151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822763847257">
                <text:p>0.822763847257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824670710552">
                <text:p>0.82467071055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826830661627">
                <text:p>0.82683066162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82478163501">
                <text:p>0.82478163501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831353429422">
                <text:p>0.83135342942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830531229422">
                <text:p>0.83053122942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833559274147">
                <text:p>0.83355927414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829842699322">
                <text:p>0.82984269932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834663749876">
                <text:p>0.83466374987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833453313907">
                <text:p>0.83345331390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83452993381">
                <text:p>0.83452993381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838752653603">
                <text:p>0.83875265360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836786449306">
                <text:p>0.83678644930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841773224474">
                <text:p>0.84177322447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84181008196">
                <text:p>0.841810081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848093421589">
                <text:p>0.848093421589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843983097858">
                <text:p>0.843983097858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850267782837">
                <text:p>0.85026778283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849308834204">
                <text:p>0.8493088342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51471425386">
                <text:p>0.851471425386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849025348328">
                <text:p>0.849025348328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855475882837">
                <text:p>0.85547588283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850590518262">
                <text:p>0.85059051826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857751101644">
                <text:p>0.857751101644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857355407398">
                <text:p>0.857355407398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857328847233">
                <text:p>0.857328847233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858848576702">
                <text:p>0.85884857670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862195849192">
                <text:p>0.86219584919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865698656031">
                <text:p>0.86569865603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869827658445">
                <text:p>0.86982765844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870244948623">
                <text:p>0.870244948623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869368645126">
                <text:p>0.869368645126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873586138558">
                <text:p>0.873586138558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869798768423">
                <text:p>0.86979876842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868936640741">
                <text:p>0.86893664074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874914929377">
                <text:p>0.874914929377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879642392561">
                <text:p>0.879642392561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876979048439">
                <text:p>0.876979048439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877958960758">
                <text:p>0.87795896075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880866202624">
                <text:p>0.88086620262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883784154587">
                <text:p>0.88378415458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882811379045">
                <text:p>0.882811379045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885335957443">
                <text:p>0.88533595744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885321796559">
                <text:p>0.88532179655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888397868578">
                <text:p>0.888397868578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890281744204">
                <text:p>0.890281744204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891949431531">
                <text:p>0.891949431531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891935451956">
                <text:p>0.89193545195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893198032497">
                <text:p>0.89319803249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896392709849">
                <text:p>0.89639270984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898926476268">
                <text:p>0.89892647626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899798632957">
                <text:p>0.899798632957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900098096318">
                <text:p>0.90009809631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900637873687">
                <text:p>0.90063787368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902045216896">
                <text:p>0.90204521689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906256807754">
                <text:p>0.906256807754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905767974412">
                <text:p>0.90576797441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906736274823">
                <text:p>0.90673627482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907810996207">
                <text:p>0.90781099620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909736478392">
                <text:p>0.90973647839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912106245556">
                <text:p>0.91210624555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913196532741">
                <text:p>0.91319653274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912734735959">
                <text:p>0.91273473595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914453633959">
                <text:p>0.914453633959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917368132624">
                <text:p>0.91736813262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919554556432">
                <text:p>0.91955455643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919545614029">
                <text:p>0.91954561402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922001767053">
                <text:p>0.92200176705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921635560802">
                <text:p>0.92163556080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92459767351">
                <text:p>0.9245976735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925626689854">
                <text:p>0.92562668985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926093591021">
                <text:p>0.92609359102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929832988808">
                <text:p>0.92983298880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92982385119">
                <text:p>0.9298238511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930938498069">
                <text:p>0.93093849806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933269256762">
                <text:p>0.93326925676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934751268093">
                <text:p>0.934751268093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935235562641">
                <text:p>0.935235562641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93941031382">
                <text:p>0.939410313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39550509776">
                <text:p>0.93955050977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942564936302">
                <text:p>0.94256493630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945589473873">
                <text:p>0.945589473873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943477605773">
                <text:p>0.943477605773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945977744505">
                <text:p>0.94597774450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945607147641">
                <text:p>0.94560714764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947327817148">
                <text:p>0.94732781714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949482650481">
                <text:p>0.94948265048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951930756195">
                <text:p>0.951930756195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953790236872">
                <text:p>0.95379023687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95398739276">
                <text:p>0.9539873927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956003651815">
                <text:p>0.95600365181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958898498868">
                <text:p>0.95889849886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959584946594">
                <text:p>0.959584946594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961757737953">
                <text:p>0.96175773795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961565504512">
                <text:p>0.96156550451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964717114914">
                <text:p>0.96471711491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964533799506">
                <text:p>0.96453379950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967023853549">
                <text:p>0.967023853549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969305606128">
                <text:p>0.96930560612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971243166849">
                <text:p>0.97124316684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972102575464">
                <text:p>0.97210257546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972853958415">
                <text:p>0.97285395841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973479910615">
                <text:p>0.97347991061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975841309178">
                <text:p>0.97584130917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977531001624">
                <text:p>0.97753100162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979234874709">
                <text:p>0.979234874709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980902155444">
                <text:p>0.98090215544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981528107644">
                <text:p>0.98152810764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983108149418">
                <text:p>0.98310814941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984912169359">
                <text:p>0.98491216935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986243697917">
                <text:p>0.986243697917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988039859404">
                <text:p>0.988039859404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989867329599">
                <text:p>0.989867329599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991766244027">
                <text:p>0.99176624402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993225793198">
                <text:p>0.993225793198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994397286689">
                <text:p>0.99439728668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995672896564">
                <text:p>0.995672896564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997356037753">
                <text:p>0.997356037753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998771924206">
                <text:p>0.998771924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4.748cm" svg:y="0.316cm" chart:style-name="ch2">
          <text:p>SilhoutteCoefficient to Tolerance</text:p>
        </chart:title>
        <chart:plot-area chart:style-name="ch3" table:cell-range-address="trueKExperimentResult.D1:trueKExperimentResult.E209" chart:data-source-has-labels="both" svg:x="0.319cm" svg:y="1.275cm" svg:width="15.349cm" svg:height="7.551cm">
          <chartooo:coordinate-region svg:x="1.231cm" svg:y="1.275cm" svg:width="14.145cm" svg:height="5.83cm"/>
          <chart:axis chart:dimension="x" chart:name="primary-x" chart:style-name="ch4" chartooo:axis-type="auto">
            <chartooo:date-scale/>
            <chart:categories table:cell-range-address="trueKExperimentResult.D1:trueKExperimentResult.D2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ueKExperimentResult.E1:trueKExperimentResult.E209" loext:label-string="coefficient" chart:class="chart:line">
            <chart:data-point chart:repeated="2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efficient</text:p>
              </table:table-cell>
            </table:table-row>
          </table:table-header-rows>
          <table:table-rows>
            <table:table-row>
              <table:table-cell office:value-type="string">
                <text:p>tolerance</text:p>
                <draw:g>
                  <svg:desc>trueKExperimentResult.D1:trueKExperimentResult.D209</svg:desc>
                </draw:g>
              </table:table-cell>
              <table:table-cell office:value-type="float" office:value="NaN">
                <text:p>NaN</text:p>
                <draw:g>
                  <svg:desc>trueKExperimentResult.E1:trueKExperimentResult.E209</svg:desc>
                </draw:g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0.0872120079914">
                <text:p>0.0872120079914</text:p>
              </table:table-cell>
            </table:table-row>
            <table:table-row>
              <table:table-cell office:value-type="float" office:value="-99">
                <text:p>-99</text:p>
              </table:table-cell>
              <table:table-cell office:value-type="float" office:value="0.0811775216171">
                <text:p>0.0811775216171</text:p>
              </table:table-cell>
            </table:table-row>
            <table:table-row>
              <table:table-cell office:value-type="float" office:value="-98">
                <text:p>-98</text:p>
              </table:table-cell>
              <table:table-cell office:value-type="float" office:value="0.0770152332668">
                <text:p>0.0770152332668</text:p>
              </table:table-cell>
            </table:table-row>
            <table:table-row>
              <table:table-cell office:value-type="float" office:value="-97">
                <text:p>-97</text:p>
              </table:table-cell>
              <table:table-cell office:value-type="float" office:value="0.073715700271">
                <text:p>0.073715700271</text:p>
              </table:table-cell>
            </table:table-row>
            <table:table-row>
              <table:table-cell office:value-type="float" office:value="-96">
                <text:p>-96</text:p>
              </table:table-cell>
              <table:table-cell office:value-type="float" office:value="0.0789746158234">
                <text:p>0.0789746158234</text:p>
              </table:table-cell>
            </table:table-row>
            <table:table-row>
              <table:table-cell office:value-type="float" office:value="-95">
                <text:p>-95</text:p>
              </table:table-cell>
              <table:table-cell office:value-type="float" office:value="0.0809931331961">
                <text:p>0.0809931331961</text:p>
              </table:table-cell>
            </table:table-row>
            <table:table-row>
              <table:table-cell office:value-type="float" office:value="-94">
                <text:p>-94</text:p>
              </table:table-cell>
              <table:table-cell office:value-type="float" office:value="0.0788239897583">
                <text:p>0.0788239897583</text:p>
              </table:table-cell>
            </table:table-row>
            <table:table-row>
              <table:table-cell office:value-type="float" office:value="-93">
                <text:p>-93</text:p>
              </table:table-cell>
              <table:table-cell office:value-type="float" office:value="0.0776860435579">
                <text:p>0.0776860435579</text:p>
              </table:table-cell>
            </table:table-row>
            <table:table-row>
              <table:table-cell office:value-type="float" office:value="-92">
                <text:p>-92</text:p>
              </table:table-cell>
              <table:table-cell office:value-type="float" office:value="0.0876456601193">
                <text:p>0.0876456601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757534134917">
                <text:p>0.0757534134917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777162694239">
                <text:p>0.0777162694239</text:p>
              </table:table-cell>
            </table:table-row>
            <table:table-row>
              <table:table-cell office:value-type="float" office:value="0.00004">
                <text:p>0.00004</text:p>
              </table:table-cell>
              <table:table-cell office:value-type="float" office:value="0.076650239268">
                <text:p>0.076650239268</text:p>
              </table:table-cell>
            </table:table-row>
            <table:table-row>
              <table:table-cell office:value-type="float" office:value="0.00006">
                <text:p>0.00006</text:p>
              </table:table-cell>
              <table:table-cell office:value-type="float" office:value="0.0707681528323">
                <text:p>0.0707681528323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789336892122">
                <text:p>0.0789336892122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751261245334">
                <text:p>0.0751261245334</text:p>
              </table:table-cell>
            </table:table-row>
            <table:table-row>
              <table:table-cell office:value-type="float" office:value="0.00012">
                <text:p>0.00012</text:p>
              </table:table-cell>
              <table:table-cell office:value-type="float" office:value="0.0809008164723">
                <text:p>0.0809008164723</text:p>
              </table:table-cell>
            </table:table-row>
            <table:table-row>
              <table:table-cell office:value-type="float" office:value="0.00014">
                <text:p>0.00014</text:p>
              </table:table-cell>
              <table:table-cell office:value-type="float" office:value="0.0806624055727">
                <text:p>0.0806624055727</text:p>
              </table:table-cell>
            </table:table-row>
            <table:table-row>
              <table:table-cell office:value-type="float" office:value="0.00016">
                <text:p>0.00016</text:p>
              </table:table-cell>
              <table:table-cell office:value-type="float" office:value="0.0729704654636">
                <text:p>0.0729704654636</text:p>
              </table:table-cell>
            </table:table-row>
            <table:table-row>
              <table:table-cell office:value-type="float" office:value="0.00018">
                <text:p>0.00018</text:p>
              </table:table-cell>
              <table:table-cell office:value-type="float" office:value="0.0805060465847">
                <text:p>0.0805060465847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0.0827847181826">
                <text:p>0.0827847181826</text:p>
              </table:table-cell>
            </table:table-row>
            <table:table-row>
              <table:table-cell office:value-type="float" office:value="0.00022">
                <text:p>0.00022</text:p>
              </table:table-cell>
              <table:table-cell office:value-type="float" office:value="0.0809971836766">
                <text:p>0.0809971836766</text:p>
              </table:table-cell>
            </table:table-row>
            <table:table-row>
              <table:table-cell office:value-type="float" office:value="0.00024">
                <text:p>0.00024</text:p>
              </table:table-cell>
              <table:table-cell office:value-type="float" office:value="0.0865321594863">
                <text:p>0.0865321594863</text:p>
              </table:table-cell>
            </table:table-row>
            <table:table-row>
              <table:table-cell office:value-type="float" office:value="0.00026">
                <text:p>0.00026</text:p>
              </table:table-cell>
              <table:table-cell office:value-type="float" office:value="0.0780831885453">
                <text:p>0.0780831885453</text:p>
              </table:table-cell>
            </table:table-row>
            <table:table-row>
              <table:table-cell office:value-type="float" office:value="0.00028">
                <text:p>0.00028</text:p>
              </table:table-cell>
              <table:table-cell office:value-type="float" office:value="0.0741486497581">
                <text:p>0.0741486497581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0.0789950808329">
                <text:p>0.0789950808329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714175713906">
                <text:p>0.0714175713906</text:p>
              </table:table-cell>
            </table:table-row>
            <table:table-row>
              <table:table-cell office:value-type="float" office:value="0.00034">
                <text:p>0.00034</text:p>
              </table:table-cell>
              <table:table-cell office:value-type="float" office:value="0.0753626204945">
                <text:p>0.0753626204945</text:p>
              </table:table-cell>
            </table:table-row>
            <table:table-row>
              <table:table-cell office:value-type="float" office:value="0.00036">
                <text:p>0.00036</text:p>
              </table:table-cell>
              <table:table-cell office:value-type="float" office:value="0.0849076944832">
                <text:p>0.0849076944832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0.0759282052736">
                <text:p>0.0759282052736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0.0798864883814">
                <text:p>0.0798864883814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0.0827764096641">
                <text:p>0.0827764096641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0.0743104074807">
                <text:p>0.0743104074807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0.0745474086473">
                <text:p>0.0745474086473</text:p>
              </table:table-cell>
            </table:table-row>
            <table:table-row>
              <table:table-cell office:value-type="float" office:value="0.00048">
                <text:p>0.00048</text:p>
              </table:table-cell>
              <table:table-cell office:value-type="float" office:value="0.0854859393408">
                <text:p>0.0854859393408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0.0751641822544">
                <text:p>0.0751641822544</text:p>
              </table:table-cell>
            </table:table-row>
            <table:table-row>
              <table:table-cell office:value-type="float" office:value="0.00052">
                <text:p>0.00052</text:p>
              </table:table-cell>
              <table:table-cell office:value-type="float" office:value="0.0799858422968">
                <text:p>0.0799858422968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0.0842895615367">
                <text:p>0.0842895615367</text:p>
              </table:table-cell>
            </table:table-row>
            <table:table-row>
              <table:table-cell office:value-type="float" office:value="0.00056">
                <text:p>0.00056</text:p>
              </table:table-cell>
              <table:table-cell office:value-type="float" office:value="0.0772459309784">
                <text:p>0.0772459309784</text:p>
              </table:table-cell>
            </table:table-row>
            <table:table-row>
              <table:table-cell office:value-type="float" office:value="0.00058">
                <text:p>0.00058</text:p>
              </table:table-cell>
              <table:table-cell office:value-type="float" office:value="0.0788627369755">
                <text:p>0.0788627369755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0.0751616511904">
                <text:p>0.0751616511904</text:p>
              </table:table-cell>
            </table:table-row>
            <table:table-row>
              <table:table-cell office:value-type="float" office:value="0.00062">
                <text:p>0.00062</text:p>
              </table:table-cell>
              <table:table-cell office:value-type="float" office:value="0.075468390901">
                <text:p>0.075468390901</text:p>
              </table:table-cell>
            </table:table-row>
            <table:table-row>
              <table:table-cell office:value-type="float" office:value="0.00064">
                <text:p>0.00064</text:p>
              </table:table-cell>
              <table:table-cell office:value-type="float" office:value="0.0820853081056">
                <text:p>0.0820853081056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0.0788595587013">
                <text:p>0.0788595587013</text:p>
              </table:table-cell>
            </table:table-row>
            <table:table-row>
              <table:table-cell office:value-type="float" office:value="0.00068">
                <text:p>0.00068</text:p>
              </table:table-cell>
              <table:table-cell office:value-type="float" office:value="0.0844133534662">
                <text:p>0.0844133534662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0.0826900696487">
                <text:p>0.0826900696487</text:p>
              </table:table-cell>
            </table:table-row>
            <table:table-row>
              <table:table-cell office:value-type="float" office:value="0.00072">
                <text:p>0.00072</text:p>
              </table:table-cell>
              <table:table-cell office:value-type="float" office:value="0.0713955373966">
                <text:p>0.0713955373966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0.0757447015904">
                <text:p>0.0757447015904</text:p>
              </table:table-cell>
            </table:table-row>
            <table:table-row>
              <table:table-cell office:value-type="float" office:value="0.00076">
                <text:p>0.00076</text:p>
              </table:table-cell>
              <table:table-cell office:value-type="float" office:value="0.0817825394822">
                <text:p>0.0817825394822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0.0818886284344">
                <text:p>0.0818886284344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0.0866085999762">
                <text:p>0.0866085999762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0.0911531795034">
                <text:p>0.0911531795034</text:p>
              </table:table-cell>
            </table:table-row>
            <table:table-row>
              <table:table-cell office:value-type="float" office:value="0.00084">
                <text:p>0.00084</text:p>
              </table:table-cell>
              <table:table-cell office:value-type="float" office:value="0.0825027312441">
                <text:p>0.0825027312441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0.0796015498048">
                <text:p>0.0796015498048</text:p>
              </table:table-cell>
            </table:table-row>
            <table:table-row>
              <table:table-cell office:value-type="float" office:value="0.00088">
                <text:p>0.00088</text:p>
              </table:table-cell>
              <table:table-cell office:value-type="float" office:value="0.079513474192">
                <text:p>0.079513474192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0.0721552997085">
                <text:p>0.0721552997085</text:p>
              </table:table-cell>
            </table:table-row>
            <table:table-row>
              <table:table-cell office:value-type="float" office:value="0.00092">
                <text:p>0.00092</text:p>
              </table:table-cell>
              <table:table-cell office:value-type="float" office:value="0.0772087773533">
                <text:p>0.0772087773533</text:p>
              </table:table-cell>
            </table:table-row>
            <table:table-row>
              <table:table-cell office:value-type="float" office:value="0.00094">
                <text:p>0.00094</text:p>
              </table:table-cell>
              <table:table-cell office:value-type="float" office:value="0.0831436924553">
                <text:p>0.0831436924553</text:p>
              </table:table-cell>
            </table:table-row>
            <table:table-row>
              <table:table-cell office:value-type="float" office:value="0.00096">
                <text:p>0.00096</text:p>
              </table:table-cell>
              <table:table-cell office:value-type="float" office:value="0.0812559919384">
                <text:p>0.0812559919384</text:p>
              </table:table-cell>
            </table:table-row>
            <table:table-row>
              <table:table-cell office:value-type="float" office:value="0.00098">
                <text:p>0.00098</text:p>
              </table:table-cell>
              <table:table-cell office:value-type="float" office:value="0.0822207313881">
                <text:p>0.0822207313881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809600336725">
                <text:p>0.0809600336725</text:p>
              </table:table-cell>
            </table:table-row>
            <table:table-row>
              <table:table-cell office:value-type="float" office:value="0.00102">
                <text:p>0.00102</text:p>
              </table:table-cell>
              <table:table-cell office:value-type="float" office:value="0.0802904439811">
                <text:p>0.0802904439811</text:p>
              </table:table-cell>
            </table:table-row>
            <table:table-row>
              <table:table-cell office:value-type="float" office:value="0.00104">
                <text:p>0.00104</text:p>
              </table:table-cell>
              <table:table-cell office:value-type="float" office:value="0.080706209391">
                <text:p>0.080706209391</text:p>
              </table:table-cell>
            </table:table-row>
            <table:table-row>
              <table:table-cell office:value-type="float" office:value="0.00106">
                <text:p>0.00106</text:p>
              </table:table-cell>
              <table:table-cell office:value-type="float" office:value="0.0834650276444">
                <text:p>0.0834650276444</text:p>
              </table:table-cell>
            </table:table-row>
            <table:table-row>
              <table:table-cell office:value-type="float" office:value="0.00108">
                <text:p>0.00108</text:p>
              </table:table-cell>
              <table:table-cell office:value-type="float" office:value="0.0788717230559">
                <text:p>0.0788717230559</text:p>
              </table:table-cell>
            </table:table-row>
            <table:table-row>
              <table:table-cell office:value-type="float" office:value="0.0011">
                <text:p>0.0011</text:p>
              </table:table-cell>
              <table:table-cell office:value-type="float" office:value="0.0820517060364">
                <text:p>0.0820517060364</text:p>
              </table:table-cell>
            </table:table-row>
            <table:table-row>
              <table:table-cell office:value-type="float" office:value="0.00112">
                <text:p>0.00112</text:p>
              </table:table-cell>
              <table:table-cell office:value-type="float" office:value="0.0839836991826">
                <text:p>0.0839836991826</text:p>
              </table:table-cell>
            </table:table-row>
            <table:table-row>
              <table:table-cell office:value-type="float" office:value="0.00114">
                <text:p>0.00114</text:p>
              </table:table-cell>
              <table:table-cell office:value-type="float" office:value="0.0780209012872">
                <text:p>0.0780209012872</text:p>
              </table:table-cell>
            </table:table-row>
            <table:table-row>
              <table:table-cell office:value-type="float" office:value="0.00116">
                <text:p>0.00116</text:p>
              </table:table-cell>
              <table:table-cell office:value-type="float" office:value="0.0798558936451">
                <text:p>0.0798558936451</text:p>
              </table:table-cell>
            </table:table-row>
            <table:table-row>
              <table:table-cell office:value-type="float" office:value="0.00118">
                <text:p>0.00118</text:p>
              </table:table-cell>
              <table:table-cell office:value-type="float" office:value="0.0821779097827">
                <text:p>0.0821779097827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777075448263">
                <text:p>0.0777075448263</text:p>
              </table:table-cell>
            </table:table-row>
            <table:table-row>
              <table:table-cell office:value-type="float" office:value="0.00122">
                <text:p>0.00122</text:p>
              </table:table-cell>
              <table:table-cell office:value-type="float" office:value="0.0734003592038">
                <text:p>0.0734003592038</text:p>
              </table:table-cell>
            </table:table-row>
            <table:table-row>
              <table:table-cell office:value-type="float" office:value="0.00124">
                <text:p>0.00124</text:p>
              </table:table-cell>
              <table:table-cell office:value-type="float" office:value="0.0862818154144">
                <text:p>0.0862818154144</text:p>
              </table:table-cell>
            </table:table-row>
            <table:table-row>
              <table:table-cell office:value-type="float" office:value="0.00126">
                <text:p>0.00126</text:p>
              </table:table-cell>
              <table:table-cell office:value-type="float" office:value="0.0777924022037">
                <text:p>0.0777924022037</text:p>
              </table:table-cell>
            </table:table-row>
            <table:table-row>
              <table:table-cell office:value-type="float" office:value="0.00128">
                <text:p>0.00128</text:p>
              </table:table-cell>
              <table:table-cell office:value-type="float" office:value="0.0815166815488">
                <text:p>0.0815166815488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0.0885041205195">
                <text:p>0.0885041205195</text:p>
              </table:table-cell>
            </table:table-row>
            <table:table-row>
              <table:table-cell office:value-type="float" office:value="0.00132">
                <text:p>0.00132</text:p>
              </table:table-cell>
              <table:table-cell office:value-type="float" office:value="0.0805347160535">
                <text:p>0.0805347160535</text:p>
              </table:table-cell>
            </table:table-row>
            <table:table-row>
              <table:table-cell office:value-type="float" office:value="0.00134">
                <text:p>0.00134</text:p>
              </table:table-cell>
              <table:table-cell office:value-type="float" office:value="0.0747103139024">
                <text:p>0.0747103139024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0.07533776568">
                <text:p>0.07533776568</text:p>
              </table:table-cell>
            </table:table-row>
            <table:table-row>
              <table:table-cell office:value-type="float" office:value="0.00138">
                <text:p>0.00138</text:p>
              </table:table-cell>
              <table:table-cell office:value-type="float" office:value="0.0808446879428">
                <text:p>0.0808446879428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0.0819577051491">
                <text:p>0.0819577051491</text:p>
              </table:table-cell>
            </table:table-row>
            <table:table-row>
              <table:table-cell office:value-type="float" office:value="0.00142">
                <text:p>0.00142</text:p>
              </table:table-cell>
              <table:table-cell office:value-type="float" office:value="0.0708526977274">
                <text:p>0.0708526977274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0.0735521803585">
                <text:p>0.0735521803585</text:p>
              </table:table-cell>
            </table:table-row>
            <table:table-row>
              <table:table-cell office:value-type="float" office:value="0.00146">
                <text:p>0.00146</text:p>
              </table:table-cell>
              <table:table-cell office:value-type="float" office:value="0.075205473435">
                <text:p>0.075205473435</text:p>
              </table:table-cell>
            </table:table-row>
            <table:table-row>
              <table:table-cell office:value-type="float" office:value="0.00148">
                <text:p>0.00148</text:p>
              </table:table-cell>
              <table:table-cell office:value-type="float" office:value="0.0730197193936">
                <text:p>0.0730197193936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787146474907">
                <text:p>0.0787146474907</text:p>
              </table:table-cell>
            </table:table-row>
            <table:table-row>
              <table:table-cell office:value-type="float" office:value="0.00152">
                <text:p>0.00152</text:p>
              </table:table-cell>
              <table:table-cell office:value-type="float" office:value="0.0745513679329">
                <text:p>0.0745513679329</text:p>
              </table:table-cell>
            </table:table-row>
            <table:table-row>
              <table:table-cell office:value-type="float" office:value="0.00154">
                <text:p>0.00154</text:p>
              </table:table-cell>
              <table:table-cell office:value-type="float" office:value="0.0768646938555">
                <text:p>0.0768646938555</text:p>
              </table:table-cell>
            </table:table-row>
            <table:table-row>
              <table:table-cell office:value-type="float" office:value="0.00156">
                <text:p>0.00156</text:p>
              </table:table-cell>
              <table:table-cell office:value-type="float" office:value="0.0767405406454">
                <text:p>0.0767405406454</text:p>
              </table:table-cell>
            </table:table-row>
            <table:table-row>
              <table:table-cell office:value-type="float" office:value="0.00158">
                <text:p>0.00158</text:p>
              </table:table-cell>
              <table:table-cell office:value-type="float" office:value="0.076427495579">
                <text:p>0.076427495579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759259450417">
                <text:p>0.0759259450417</text:p>
              </table:table-cell>
            </table:table-row>
            <table:table-row>
              <table:table-cell office:value-type="float" office:value="0.00162">
                <text:p>0.00162</text:p>
              </table:table-cell>
              <table:table-cell office:value-type="float" office:value="0.0810695158928">
                <text:p>0.0810695158928</text:p>
              </table:table-cell>
            </table:table-row>
            <table:table-row>
              <table:table-cell office:value-type="float" office:value="0.00164">
                <text:p>0.00164</text:p>
              </table:table-cell>
              <table:table-cell office:value-type="float" office:value="0.0798501635719">
                <text:p>0.0798501635719</text:p>
              </table:table-cell>
            </table:table-row>
            <table:table-row>
              <table:table-cell office:value-type="float" office:value="0.00166">
                <text:p>0.00166</text:p>
              </table:table-cell>
              <table:table-cell office:value-type="float" office:value="0.0831539082343">
                <text:p>0.0831539082343</text:p>
              </table:table-cell>
            </table:table-row>
            <table:table-row>
              <table:table-cell office:value-type="float" office:value="0.00168">
                <text:p>0.00168</text:p>
              </table:table-cell>
              <table:table-cell office:value-type="float" office:value="0.0781859916658">
                <text:p>0.0781859916658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776986847024">
                <text:p>0.0776986847024</text:p>
              </table:table-cell>
            </table:table-row>
            <table:table-row>
              <table:table-cell office:value-type="float" office:value="0.00172">
                <text:p>0.00172</text:p>
              </table:table-cell>
              <table:table-cell office:value-type="float" office:value="0.0806021358279">
                <text:p>0.0806021358279</text:p>
              </table:table-cell>
            </table:table-row>
            <table:table-row>
              <table:table-cell office:value-type="float" office:value="0.00174">
                <text:p>0.00174</text:p>
              </table:table-cell>
              <table:table-cell office:value-type="float" office:value="0.0767120904832">
                <text:p>0.0767120904832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0.0731018396467">
                <text:p>0.0731018396467</text:p>
              </table:table-cell>
            </table:table-row>
            <table:table-row>
              <table:table-cell office:value-type="float" office:value="0.00178">
                <text:p>0.00178</text:p>
              </table:table-cell>
              <table:table-cell office:value-type="float" office:value="0.0736649451835">
                <text:p>0.0736649451835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82958563082">
                <text:p>0.082958563082</text:p>
              </table:table-cell>
            </table:table-row>
            <table:table-row>
              <table:table-cell office:value-type="float" office:value="0.00182">
                <text:p>0.00182</text:p>
              </table:table-cell>
              <table:table-cell office:value-type="float" office:value="0.0781594698787">
                <text:p>0.0781594698787</text:p>
              </table:table-cell>
            </table:table-row>
            <table:table-row>
              <table:table-cell office:value-type="float" office:value="0.00184">
                <text:p>0.00184</text:p>
              </table:table-cell>
              <table:table-cell office:value-type="float" office:value="0.0724263605672">
                <text:p>0.0724263605672</text:p>
              </table:table-cell>
            </table:table-row>
            <table:table-row>
              <table:table-cell office:value-type="float" office:value="0.00186">
                <text:p>0.00186</text:p>
              </table:table-cell>
              <table:table-cell office:value-type="float" office:value="0.0783582600246">
                <text:p>0.0783582600246</text:p>
              </table:table-cell>
            </table:table-row>
            <table:table-row>
              <table:table-cell office:value-type="float" office:value="0.00188">
                <text:p>0.00188</text:p>
              </table:table-cell>
              <table:table-cell office:value-type="float" office:value="0.0766090391851">
                <text:p>0.0766090391851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822018566266">
                <text:p>0.0822018566266</text:p>
              </table:table-cell>
            </table:table-row>
            <table:table-row>
              <table:table-cell office:value-type="float" office:value="0.00192">
                <text:p>0.00192</text:p>
              </table:table-cell>
              <table:table-cell office:value-type="float" office:value="0.0802431960718">
                <text:p>0.0802431960718</text:p>
              </table:table-cell>
            </table:table-row>
            <table:table-row>
              <table:table-cell office:value-type="float" office:value="0.00194">
                <text:p>0.00194</text:p>
              </table:table-cell>
              <table:table-cell office:value-type="float" office:value="0.0699292669732">
                <text:p>0.0699292669732</text:p>
              </table:table-cell>
            </table:table-row>
            <table:table-row>
              <table:table-cell office:value-type="float" office:value="0.00196">
                <text:p>0.00196</text:p>
              </table:table-cell>
              <table:table-cell office:value-type="float" office:value="0.0830342249287">
                <text:p>0.0830342249287</text:p>
              </table:table-cell>
            </table:table-row>
            <table:table-row>
              <table:table-cell office:value-type="float" office:value="0.00198">
                <text:p>0.00198</text:p>
              </table:table-cell>
              <table:table-cell office:value-type="float" office:value="0.0748067921401">
                <text:p>0.07480679214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827963054445">
                <text:p>0.082796305444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80429991742">
                <text:p>0.08042999174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821916610235">
                <text:p>0.082191661023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715742885896">
                <text:p>0.071574288589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807560776917">
                <text:p>0.080756077691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795848767109">
                <text:p>0.079584876710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62739560543">
                <text:p>0.076273956054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731563048405">
                <text:p>0.073156304840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865557634322">
                <text:p>0.086555763432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744967749792">
                <text:p>0.074496774979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740247792127">
                <text:p>0.074024779212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832513585481">
                <text:p>0.083251358548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855717429637">
                <text:p>0.085571742963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846512720959">
                <text:p>0.084651272095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833562012316">
                <text:p>0.083356201231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875203144776">
                <text:p>0.087520314477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0787945470323">
                <text:p>0.078794547032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722868250756">
                <text:p>0.072286825075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0821807239837">
                <text:p>0.082180723983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730988201526">
                <text:p>0.073098820152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0778659211203">
                <text:p>0.077865921120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816630199571">
                <text:p>0.081663019957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0858109343">
                <text:p>0.085810934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821548792739">
                <text:p>0.0821548792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79955837025">
                <text:p>0.0799558370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0793664078693">
                <text:p>0.079366407869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074173545105">
                <text:p>0.07417354510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0759210311883">
                <text:p>0.075921031188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0752883294115">
                <text:p>0.07528832941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780774695773">
                <text:p>0.0780774695773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0754859249353">
                <text:p>0.075485924935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0809226208741">
                <text:p>0.080922620874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0887611493319">
                <text:p>0.088761149331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816982813733">
                <text:p>0.081698281373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699607764095">
                <text:p>0.069960776409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787869763319">
                <text:p>0.0787869763319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0803124990984">
                <text:p>0.080312499098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789442334434">
                <text:p>0.078944233443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083540272258">
                <text:p>0.08354027225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784738965938">
                <text:p>0.078473896593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0777799843463">
                <text:p>0.077779984346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781921538493">
                <text:p>0.078192153849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0819013462095">
                <text:p>0.081901346209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879376386991">
                <text:p>0.087937638699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711077453565">
                <text:p>0.071107745356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79904099992">
                <text:p>0.07990409999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0793477292267">
                <text:p>0.079347729226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756406488552">
                <text:p>0.075640648855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0776760614937">
                <text:p>0.077676061493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804801167783">
                <text:p>0.080480116778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831597281103">
                <text:p>0.083159728110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78145982802">
                <text:p>0.078145982802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0873053322631">
                <text:p>0.087305332263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078397576461">
                <text:p>0.07839757646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790506351367">
                <text:p>0.079050635136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728030639762">
                <text:p>0.072803063976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748180237121">
                <text:p>0.074818023712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757802657315">
                <text:p>0.075780265731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0734648630395">
                <text:p>0.073464863039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834808527478">
                <text:p>0.083480852747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07716417723">
                <text:p>0.0771641772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0915557412094">
                <text:p>0.091555741209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0726801311605">
                <text:p>0.072680131160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0821817567016">
                <text:p>0.08218175670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783963098477">
                <text:p>0.0783963098477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0827737331137">
                <text:p>0.082773733113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0764478766277">
                <text:p>0.076447876627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820908701794">
                <text:p>0.082090870179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0753942410848">
                <text:p>0.075394241084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885356765872">
                <text:p>0.088535676587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0786055538164">
                <text:p>0.078605553816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788384156938">
                <text:p>0.078838415693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0827727116786">
                <text:p>0.082772711678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0854208303733">
                <text:p>0.085420830373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904028319318">
                <text:p>0.090402831931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838207545259">
                <text:p>0.083820754525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0837474601018">
                <text:p>0.083747460101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0812545199943">
                <text:p>0.081254519994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0764416770059">
                <text:p>0.07644167700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801552607303">
                <text:p>0.080155260730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073861422017">
                <text:p>0.07386142201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0745259615928">
                <text:p>0.074525961592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0777194544242">
                <text:p>0.077719454424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0777736013664">
                <text:p>0.077773601366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74651448381">
                <text:p>0.07465144838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0926803987615">
                <text:p>0.092680398761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0796833172725">
                <text:p>0.07968331727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780620624277">
                <text:p>0.0780620624277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726744987054">
                <text:p>0.07267449870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835622612607">
                <text:p>0.083562261260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0753088419742">
                <text:p>0.075308841974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828490708712">
                <text:p>0.082849070871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080305060996">
                <text:p>0.08030506099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0836742104103">
                <text:p>0.08367421041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793685364092">
                <text:p>0.079368536409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737918930243">
                <text:p>0.07379189302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087503535222">
                <text:p>0.0875035352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779446552153">
                <text:p>0.077944655215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767973434595">
                <text:p>0.0767973434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